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83.2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nals-spring2017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CRN Meeting Time</text:p>
          </table:table-cell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AAST 100 - 24576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103 - 3598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104 - 3334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111 - 2644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06 - 3802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25 - 289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48 - 2097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58 - 3454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61 - 3802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63 - 3018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294 - 3973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351 - 3049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356 - 2846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358 - 3185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390 - 33850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ST 481 - 3802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ST 481 - 3802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210 - 39072 - 9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0 - 27457 - 9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0 - 40037 - 10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0 - 27502 - 8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0 - 27456 - 8:00 A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211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B B101, 2LCE E101, 2BH 317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315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2" office:value-type="string" calcext:value-type="string">
            <text:p>2LCD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ACTG 316 - 3907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16 - 1777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16 - 1777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16 - 177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26 - 2188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26 - 2188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55 - 17774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355 - 1777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17 - 1777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17 - 19093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35 - 1777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35 - 2048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35 - 1777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35 - 2048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3699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1910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3699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1778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3699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5 - 3699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6 - 19105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46 - 1778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56 - 19107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56 - 1778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65 - 17784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65 - 1910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3513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414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3512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700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701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0 - 3414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4 - 17785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4 - 19110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4 - 1911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4 - 1778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5 - 1911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75 - 17787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84 - 2627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G 484 - 2627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G 493 - 3414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3 - 3415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3 - 3415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3 - 3415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4 - 3837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4 - 38375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494 - 32307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G 500 - 17789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2 - 1779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3 - 17797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6 - 17799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8 - 17803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09 - 3270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16 - 17805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34 - 3701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37 - 2255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 585 - 23028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100 - 2646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100 - 2280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101 - 37790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180 - 3963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1 - 31002 - 9:00 A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6 - 3791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7 - 3005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7 - 3005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9 - 2492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09 - 2492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18 - 3588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19 - 3416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36 - 2280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36 - 2280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65 - 39224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73 - 2860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273 - 2860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04 - 39906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J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04 - 3990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J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24 - 36777 - 6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80 - 28738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480 - 28612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512 - 13897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522 - 30068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542 - 35438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544 - 33020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546 - 39232 - 9:00 A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H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 546 - 39576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 570 - 39289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102 - 3788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102 - 3927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200 - 3927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210 - 3788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330 - 3927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375 - 39276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402 - 39275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512 - 38484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S 512 - 38484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SB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 594 - 37885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H 100 - 30865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101 - 15740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102 - 2706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105 - 1576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19 - 3448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26 - 3571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27 - 3183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39 - 3954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72 - 3658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76 - 3940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279 - 3183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18 - 3979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18 - 3979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80 - 3721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80 - 3721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82 - 15794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67" calcext:value-type="float">
            <text:p>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94 - 3727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494 - 37275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501 - 15779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502 - 28718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H 520 - 3720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 595 - 33642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B 102 - 17746 - 1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2 - 34126 - 2:00 PM (MTW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2 - 17745 - 11:00 AM (MTW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4 - 34127 - 1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4 - 17747 - 3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4 - 38678 - 10:00 AM (MTW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104 - 20546 - 4:00 P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 270 - 3542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106 - 3417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200 - 35157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206 - 3417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DS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252 - 25500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360 - 22680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DS</text:p>
          </table:table-cell>
          <table:table-cell office:value-type="float" office:value="4300" calcext:value-type="float">
            <text:p>4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366 - 2344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DS</text:p>
          </table:table-cell>
          <table:table-cell office:value-type="float" office:value="4300" calcext:value-type="float">
            <text:p>4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372 - 1392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466 - 2344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471 - 25888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499 - 28775 - 10:00 A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499 - 34183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20 - 28872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22 - 30240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44 - 28767 - 10:00 A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52 - 2886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54 - 2886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55 - 36979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62 - 28893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DS</text:p>
          </table:table-cell>
          <table:table-cell office:value-type="float" office:value="4100" calcext:value-type="float">
            <text:p>4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564 - 30744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64 - 28892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67 - 3973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573 - 2877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586 - 30520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DS</text:p>
          </table:table-cell>
          <table:table-cell office:value-type="float" office:value="4100" calcext:value-type="float">
            <text:p>4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 586 - 28771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DS</text:p>
          </table:table-cell>
          <table:table-cell office:value-type="float" office:value="3109" calcext:value-type="float">
            <text:p>3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T 209 - 2492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T 209 - 2491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21 - 3306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1 - 40065 - 9:00 AM (MTWR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2 - 40066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058" calcext:value-type="float">
            <text:p>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2 - 4010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3 - 40067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4 - 40115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4 - 40068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36 - 40203 - 3:4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8 - 40079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9 - 40078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9 - 40136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39 - 40077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50 - 32311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55 - 1426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55 - 1942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60 - 1426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62 - 24956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62 - 28950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76 - 3306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80 - 3306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88 - 1427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0 - 33626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0 - 1971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2 - 14283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092 - 30781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2 - 3307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5 - 1428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 095 - 3362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100 - 39737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190 - 36948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20 - 38045 - 11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89 - 11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S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92 - 9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9:00 - 10:50 a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8041 - 11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ETMSW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742 - 11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800 - 11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ETMSW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87 - 9:00 A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9:00 - 10:5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90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2:00 - 3:50 pm</text:p>
          </table:table-cell>
          <table:table-cell office:value-type="string" calcext:value-type="string">
            <text:p>2ETMSW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743 - 11:00 A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1:00 - 12:50 p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20 - 39185 - 9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9:00 - 10:50 a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289 - 3838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89 - 38390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89 - 38391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90 - 365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290 - 3993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320 - 39739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8781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707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9702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7067 - 3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083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6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08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8085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7070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970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2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8784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 420 - 39700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8780 - 3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9703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 420 - 3706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101 - 3440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102 - 36973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205 - 2509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240 - 3440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250 - 25095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310 - 3579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325 - 3839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397 - 1416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397 - 34407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399 - 38393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07 - 1950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07 - 1950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10 - 31400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10 - 31401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22 - 3967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22 - 3967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23 - 39471 - 9:00 A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30 - 2509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30 - 2509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31 - 26854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31 - 26853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31 - 14163 - 10:00 A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50 - 2359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52 - 3233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52 - 3233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55 - 1910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55 - 1416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75 - 2562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75 - 2562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76 - 21448 - 2:00 P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494 - 3699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494 - 3699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05 - 26858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15 - 23906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NMRL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18 - 34953 - 4:3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532 - 3947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82 - 3044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SN</text:p>
          </table:table-cell>
          <table:table-cell office:value-type="string" calcext:value-type="string">
            <text:p>W103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94 - 29460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E 594 - 3982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94 - 3244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94 - 35959 - 9:00 AM (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E 595 - 14176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0 - 1707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0 - 36536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1 - 1710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1 - 1710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04 - 2134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196 - 17109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196 - 17110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20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/>
          <table:table-cell office:value-type="string" calcext:value-type="string">
            <text:p>2LCDD002,2LCDD004,2LCDD005,2LCBB101,2LCEE101,2LCC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BIOS 222 - 1945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22 - 3289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30 - 2759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30 - 2759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36 - 3006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40 - 1713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240 - 3426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20 - 3561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25 - 1715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35 - 2759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50 - 2304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50 - 3379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52 - 3977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386 - 2684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431 - 1716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443 - 17169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50 - 3693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52 - 1719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52 - 3533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54 - 1720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75 - 2562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75 - 25625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83 - 2506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85 - 2525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490 - 29345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523 - 31943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25 - 17176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MBRB</text:p>
          </table:table-cell>
          <table:table-cell office:value-type="float" office:value="4350" calcext:value-type="float">
            <text:p>4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528 - 32279 - 5:00 P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32 - 1717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S 539 - 17179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85 - 26789 - 11:00 AM (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95 - 17189 - 10:3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S 595 - 17188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9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4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85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77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1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8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2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8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68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120 - 35573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7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120 - 35584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18 - 2913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18 - 2913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35 - 3587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35 - 35873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460 - 3959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ES 460 - 3959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S 532 - 38121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 201 - 1686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205 - 3339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210 - 1686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01 - 3835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12 - 1687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13 - 1687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21 - 1687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41 - 1687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41 - 4019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82 - 16875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 382 - 37231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 397 - 3723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397 - 16888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31 - 3983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50 - 34697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50 - 3190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56 - 3983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28908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CE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36233 - 1:3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36234 - 1:3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40060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28910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494 - 4005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CEB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510 - 3835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511 - 37233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 527 - 16896 - 12:3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CEB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00 - 185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01 - 32351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01 - 18614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18 - 3324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18 - 1867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18 - 33248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2 - 3888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2 - 38882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2 - 3888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2 - 3888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3 - ALL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, 250, 2LCC C006, 2LCC C003, 2LCF F004, 2SES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CHEM 124 - 3888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4 - 38886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4 - 3888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25 - ALL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B B101, 2LCD D002, 2LCD D004, 2LCE E1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CHEM 130 - 3325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30 - 3499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30 - 3290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30 - 3640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130 - 3325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222 - 1868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232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250, 2LCF F001, 2LCF F003, 2BH 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233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D D002, 2LCD D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CHEM 234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, C006, 2LCE E101, 2BH 308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CHEM 314 - 18752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33 - 26430 - 4:00 P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40 - 2642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42 - 3355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43 - 18755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44 - 34008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352 - 3983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421 - 2306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452 - 1890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452 - 353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454 - 1890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455 - 18770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17 - 3425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30 - 18838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31 - 2033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43 - 2864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50 - 18842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57 - 3791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58 - 3894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 599 - 18887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99 - 1889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 599 - 1888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N 102 - 2746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102 - 1786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102 - 3542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104 - 1787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104 - 2993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209 - 3924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02 - 37971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02 - 37972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405 - 39857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405 - 39856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414 - 28056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30 - 39219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64 - 28058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70 - 37975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70 - 37976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72 - 32714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81 - 33682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482 - 3490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484 - 2944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04 - 2807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11 - 28076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19 - 39891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26 - 28080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34 - 3989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36 - 28083 - 4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41 - 3989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51 - 34295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57 - 36202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70 - 39894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586 - 39895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 594 - 39896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 101 - 3114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101 - 3113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103 - 3710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01 - 2969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01 - 29700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18 - 3542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19 - 3542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21 - 31793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297 - 3927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340 - 34661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01 - 27545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14 - 2754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20 - 34255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21 - 27552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122 - 3944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00 - 39218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10 - 3734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10 - 33142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20 - 33144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40 - 30372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40 - 27558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61 - 2756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262 - 27561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303 - 35464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345 - 2756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355 - 27565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394 - 3570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21 - 34625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21 - 34626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22 - 33155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22 - 33150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42 - 3320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42 - 3320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1 - 3665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1 - 3665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996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434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928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434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996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492 - 3928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 500 - 27580 - 4:00 P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J 540 - 27581 - 4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J 561 - 27584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01 - 2257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03 - 2257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05 - 2257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11 - 2379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60 - 2258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261 - 2379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00 - 22588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01 - 2890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02 - 2682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10 - 2259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11 - 23803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15 - 28909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22 - 386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59 - 3571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359 - 2259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1 - 3984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1 - 3984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2 - 2265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2 - 2265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3 - 29407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3 - 29406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5 - 22656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05 - 22655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21 - 22657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21 - 2265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22 - 3973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22 - 3973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34 - 2891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34 - 2891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71 - 39770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93 - 37287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97 - 39733 - 6:3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497 - 39721 - 6:3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07 - 3499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28 - 3877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E 536 - 22640 - 5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5:00 - 7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44 - 34523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54 - 34527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75 - 3984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E 594 - 3630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 594 - 3452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E 594 - 38140 - 5:00 P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100 - 3733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0029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194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2872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1496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6509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3569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0 - 1496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1 - 1496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2 - 24594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2 - 3966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03 - 1496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40 - 2886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140 - 2651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200 - 2029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201 - 149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01 - 2566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01 - 1497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04 - 3978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11 - 39670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16 - 3004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330 - 2244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394 - 3870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16 - 3176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16 - 3176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23 - 3032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23 - 2872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30 - 3033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430 - 3004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458 - 3833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58 - 383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74 - 14978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90 - 20304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491 - 20305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 494 - 2544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494 - 2545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501 - 14981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580 - 30043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594 - 32443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 594 - 36430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100 - 1739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CONCATENATE(&quot;{&quot;;&quot;&quot;&quot;courseName&quot;&quot;: &quot;; ;&quot;&quot;&quot;&quot;;MID([.A577];1;2);&quot;&quot;&quot;, &quot;&quot;courseNum&quot;&quot;: &quot;; MID([.A577];4;3); &quot;, &quot;&quot;CRN&quot;&quot;: &quot;; MID([.A577];10;5); &quot;, &quot;&quot;classTime&quot;&quot;: &quot;&quot;&quot;; MID([.A577]; 18; 15); &quot;&quot;&quot;,&quot;&quot;finalStart&quot;&quot;: new Date(2017,4,&quot;;RIGHT([.B577];1);&quot;,%d,%d,0,0), &quot;&quot;finalEnd&quot;&quot;: new Date(2017,4,&quot;;RIGHT([.B577];1);&quot;,1,%d,0,0), &quot;&quot;finalLocation&quot;&quot;: &quot;&quot;&quot;;[.D577];&quot;&quot;&quot;&quot;;&quot;, &quot;&quot;finalRoom&quot;&quot;: &quot;&quot;&quot;;[.E577];&quot;&quot;&quot;},&quot;)" office:value-type="string" office:string-value="{&quot;courseName&quot;: &quot;CS&quot;, &quot;courseNum&quot;: 100, &quot;CRN&quot;: 17397, &quot;classTime&quot;: &quot;3:00 PM (MWF)&quot;,&quot;finalStart&quot;: new Date(2017,4,1,%d,%d,0,0), &quot;finalEnd&quot;: new Date(2017,4,1,1,%d,0,0), &quot;finalLocation&quot;: &quot;2BH&quot;, &quot;finalRoom&quot;: &quot;305&quot;}," calcext:value-type="string">
            <text:p>{"courseName": "CS", "courseNum": 100, "CRN": 17397, "classTime": "3:00 PM (MWF)","finalStart": new Date(2017,4,1,%d,%d,0,0), "finalEnd": new Date(2017,4,1,1,%d,0,0), "finalLocation": "2BH", "finalRoom": "305"},</text:p>
          </table:table-cell>
        </table:table-row>
        <table:table-row table:style-name="ro1">
          <table:table-cell office:value-type="string" calcext:value-type="string">
            <text:p>CS 107 - 1741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/>
          <table:table-cell table:formula="of:=CONCATENATE(&quot;{&quot;;&quot;&quot;&quot;courseName&quot;&quot;: &quot;; ;&quot;&quot;&quot;&quot;;MID([.A578];1;2);&quot;&quot;&quot;, &quot;&quot;courseNum&quot;&quot;: &quot;; MID([.A578];4;3); &quot;, &quot;&quot;CRN&quot;&quot;: &quot;; MID([.A578];10;5); &quot;, &quot;&quot;classTime&quot;&quot;: &quot;&quot;&quot;; MID([.A578]; 18; 15); &quot;&quot;&quot;,&quot;&quot;finalStart&quot;&quot;: new Date(2017,4,&quot;;RIGHT([.B578];1);&quot;,%d,%d,0,0), &quot;&quot;finalEnd&quot;&quot;: new Date(2017,4,&quot;;RIGHT([.B578];1);&quot;,1,%d,0,0), &quot;&quot;finalLocation&quot;&quot;: &quot;&quot;&quot;;[.D578];&quot;&quot;&quot;&quot;;&quot;, &quot;&quot;finalRoom&quot;&quot;: &quot;&quot;&quot;;[.E578];&quot;&quot;&quot;},&quot;)" office:value-type="string" office:string-value="{&quot;courseName&quot;: &quot;CS&quot;, &quot;courseNum&quot;: 107, &quot;CRN&quot;: 17412, &quot;classTime&quot;: &quot;3:30 PM (TR)&quot;,&quot;finalStart&quot;: new Date(2017,4,5,%d,%d,0,0), &quot;finalEnd&quot;: new Date(2017,4,5,1,%d,0,0), &quot;finalLocation&quot;: &quot;2LCF&quot;, &quot;finalRoom&quot;: &quot;F001&quot;}," calcext:value-type="string">
            <text:p>{"courseName": "CS", "courseNum": 107, "CRN": 17412, "classTime": "3:30 PM (TR)","finalStart": new Date(2017,4,5,%d,%d,0,0), "finalEnd": new Date(2017,4,5,1,%d,0,0), "finalLocation": "2LCF", "finalRoom": "F001"},</text:p>
          </table:table-cell>
        </table:table-row>
        <table:table-row table:style-name="ro1">
          <table:table-cell office:value-type="string" calcext:value-type="string">
            <text:p>CS 109 - 19466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B B101, 2LCD D001</text:p>
          </table:table-cell>
          <table:table-cell/>
          <table:table-cell table:formula="of:=CONCATENATE(&quot;{&quot;;&quot;&quot;&quot;courseName&quot;&quot;: &quot;; ;&quot;&quot;&quot;&quot;;MID([.A579];1;2);&quot;&quot;&quot;, &quot;&quot;courseNum&quot;&quot;: &quot;; MID([.A579];4;3); &quot;, &quot;&quot;CRN&quot;&quot;: &quot;; MID([.A579];10;5); &quot;, &quot;&quot;classTime&quot;&quot;: &quot;&quot;&quot;; MID([.A579]; 18; 15); &quot;&quot;&quot;,&quot;&quot;finalStart&quot;&quot;: new Date(2017,4,&quot;;RIGHT([.B579];1);&quot;,%d,%d,0,0), &quot;&quot;finalEnd&quot;&quot;: new Date(2017,4,&quot;;RIGHT([.B579];1);&quot;,1,%d,0,0), &quot;&quot;finalLocation&quot;&quot;: &quot;&quot;&quot;;[.D579];&quot;&quot;&quot;&quot;;&quot;, &quot;&quot;finalRoom&quot;&quot;: &quot;&quot;&quot;;[.E579];&quot;&quot;&quot;},&quot;)" office:value-type="string" office:string-value="{&quot;courseName&quot;: &quot;CS&quot;, &quot;courseNum&quot;: 109, &quot;CRN&quot;: 19466, &quot;classTime&quot;: &quot;4:00 PM (MW)&quot;,&quot;finalStart&quot;: new Date(2017,4,2,%d,%d,0,0), &quot;finalEnd&quot;: new Date(2017,4,2,1,%d,0,0), &quot;finalLocation&quot;: &quot;2LCA&quot;, &quot;finalRoom&quot;: &quot;A001, 2LCB B101, 2LCD D001&quot;}," calcext:value-type="string">
            <text:p>{"courseName": "CS", "courseNum": 109, "CRN": 19466, "classTime": "4:00 PM (MW)","finalStart": new Date(2017,4,2,%d,%d,0,0), "finalEnd": new Date(2017,4,2,1,%d,0,0), "finalLocation": "2LCA", "finalRoom": "A001, 2LCB B101, 2LCD D001"},</text:p>
          </table:table-cell>
        </table:table-row>
        <table:table-row table:style-name="ro1">
          <table:table-cell office:value-type="string" calcext:value-type="string">
            <text:p>CS 110 - 40117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/>
          <table:table-cell table:formula="of:=CONCATENATE(&quot;{&quot;;&quot;&quot;&quot;courseName&quot;&quot;: &quot;; ;&quot;&quot;&quot;&quot;;MID([.A580];1;2);&quot;&quot;&quot;, &quot;&quot;courseNum&quot;&quot;: &quot;; MID([.A580];4;3); &quot;, &quot;&quot;CRN&quot;&quot;: &quot;; MID([.A580];10;5); &quot;, &quot;&quot;classTime&quot;&quot;: &quot;&quot;&quot;; MID([.A580]; 18; 15); &quot;&quot;&quot;,&quot;&quot;finalStart&quot;&quot;: new Date(2017,4,&quot;;RIGHT([.B580];1);&quot;,%d,%d,0,0), &quot;&quot;finalEnd&quot;&quot;: new Date(2017,4,&quot;;RIGHT([.B580];1);&quot;,1,%d,0,0), &quot;&quot;finalLocation&quot;&quot;: &quot;&quot;&quot;;[.D580];&quot;&quot;&quot;&quot;;&quot;, &quot;&quot;finalRoom&quot;&quot;: &quot;&quot;&quot;;[.E580];&quot;&quot;&quot;},&quot;)" office:value-type="string" office:string-value="{&quot;courseName&quot;: &quot;CS&quot;, &quot;courseNum&quot;: 110, &quot;CRN&quot;: 40117, &quot;classTime&quot;: &quot;4:00 PM (MW)&quot;,&quot;finalStart&quot;: new Date(2017,4,2,%d,%d,0,0), &quot;finalEnd&quot;: new Date(2017,4,2,1,%d,0,0), &quot;finalLocation&quot;: &quot;2LCA&quot;, &quot;finalRoom&quot;: &quot;A001&quot;}," calcext:value-type="string">
            <text:p>{"courseName": "CS", "courseNum": 110, "CRN": 40117, "classTime": "4:00 PM (MW)","finalStart": new Date(2017,4,2,%d,%d,0,0), "finalEnd": new Date(2017,4,2,1,%d,0,0), "finalLocation": "2LCA", "finalRoom": "A001"},</text:p>
          </table:table-cell>
        </table:table-row>
        <table:table-row table:style-name="ro1">
          <table:table-cell office:value-type="string" calcext:value-type="string">
            <text:p>CS 111 - 3401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581];1;2);&quot;&quot;&quot;, &quot;&quot;courseNum&quot;&quot;: &quot;; MID([.A581];4;3); &quot;, &quot;&quot;CRN&quot;&quot;: &quot;; MID([.A581];10;5); &quot;, &quot;&quot;classTime&quot;&quot;: &quot;&quot;&quot;; MID([.A581]; 18; 15); &quot;&quot;&quot;,&quot;&quot;finalStart&quot;&quot;: new Date(2017,4,&quot;;RIGHT([.B581];1);&quot;,%d,%d,0,0), &quot;&quot;finalEnd&quot;&quot;: new Date(2017,4,&quot;;RIGHT([.B581];1);&quot;,1,%d,0,0), &quot;&quot;finalLocation&quot;&quot;: &quot;&quot;&quot;;[.D581];&quot;&quot;&quot;&quot;;&quot;, &quot;&quot;finalRoom&quot;&quot;: &quot;&quot;&quot;;[.E581];&quot;&quot;&quot;},&quot;)" office:value-type="string" office:string-value="{&quot;courseName&quot;: &quot;CS&quot;, &quot;courseNum&quot;: 111, &quot;CRN&quot;: 34013, &quot;classTime&quot;: &quot;11:00 AM (TR)&quot;,&quot;finalStart&quot;: new Date(2017,4,1,%d,%d,0,0), &quot;finalEnd&quot;: new Date(2017,4,1,1,%d,0,0), &quot;finalLocation&quot;: &quot;2LCF&quot;, &quot;finalRoom&quot;: &quot;F004&quot;}," calcext:value-type="string">
            <text:p>{"courseName": "CS", "courseNum": 111, "CRN": 34013, "classTime": "11:00 AM (TR)","finalStart": new Date(2017,4,1,%d,%d,0,0), "finalEnd": new Date(2017,4,1,1,%d,0,0), "finalLocation": "2LCF", "finalRoom": "F004"},</text:p>
          </table:table-cell>
        </table:table-row>
        <table:table-row table:style-name="ro1">
          <table:table-cell office:value-type="string" calcext:value-type="string">
            <text:p>CS 141 - 34447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CONCATENATE(&quot;{&quot;;&quot;&quot;&quot;courseName&quot;&quot;: &quot;; ;&quot;&quot;&quot;&quot;;MID([.A582];1;2);&quot;&quot;&quot;, &quot;&quot;courseNum&quot;&quot;: &quot;; MID([.A582];4;3); &quot;, &quot;&quot;CRN&quot;&quot;: &quot;; MID([.A582];10;5); &quot;, &quot;&quot;classTime&quot;&quot;: &quot;&quot;&quot;; MID([.A582]; 18; 15); &quot;&quot;&quot;,&quot;&quot;finalStart&quot;&quot;: new Date(2017,4,&quot;;RIGHT([.B582];1);&quot;,%d,%d,0,0), &quot;&quot;finalEnd&quot;&quot;: new Date(2017,4,&quot;;RIGHT([.B582];1);&quot;,1,%d,0,0), &quot;&quot;finalLocation&quot;&quot;: &quot;&quot;&quot;;[.D582];&quot;&quot;&quot;&quot;;&quot;, &quot;&quot;finalRoom&quot;&quot;: &quot;&quot;&quot;;[.E582];&quot;&quot;&quot;},&quot;)" office:value-type="string" office:string-value="{&quot;courseName&quot;: &quot;CS&quot;, &quot;courseNum&quot;: 141, &quot;CRN&quot;: 34447, &quot;classTime&quot;: &quot;4:00 PM (MW)&quot;,&quot;finalStart&quot;: new Date(2017,4,2,%d,%d,0,0), &quot;finalEnd&quot;: new Date(2017,4,2,1,%d,0,0), &quot;finalLocation&quot;: &quot;2SES&quot;, &quot;finalRoom&quot;: &quot;250&quot;}," calcext:value-type="string">
            <text:p>{"courseName": "CS", "courseNum": 141, "CRN": 34447, "classTime": "4:00 PM (MW)","finalStart": new Date(2017,4,2,%d,%d,0,0), "finalEnd": new Date(2017,4,2,1,%d,0,0), "finalLocation": "2SES", "finalRoom": "250"},</text:p>
          </table:table-cell>
        </table:table-row>
        <table:table-row table:style-name="ro1">
          <table:table-cell office:value-type="string" calcext:value-type="string">
            <text:p>CS 151 - 3401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/>
          <table:table-cell table:formula="of:=CONCATENATE(&quot;{&quot;;&quot;&quot;&quot;courseName&quot;&quot;: &quot;; ;&quot;&quot;&quot;&quot;;MID([.A583];1;2);&quot;&quot;&quot;, &quot;&quot;courseNum&quot;&quot;: &quot;; MID([.A583];4;3); &quot;, &quot;&quot;CRN&quot;&quot;: &quot;; MID([.A583];10;5); &quot;, &quot;&quot;classTime&quot;&quot;: &quot;&quot;&quot;; MID([.A583]; 18; 15); &quot;&quot;&quot;,&quot;&quot;finalStart&quot;&quot;: new Date(2017,4,&quot;;RIGHT([.B583];1);&quot;,%d,%d,0,0), &quot;&quot;finalEnd&quot;&quot;: new Date(2017,4,&quot;;RIGHT([.B583];1);&quot;,1,%d,0,0), &quot;&quot;finalLocation&quot;&quot;: &quot;&quot;&quot;;[.D583];&quot;&quot;&quot;&quot;;&quot;, &quot;&quot;finalRoom&quot;&quot;: &quot;&quot;&quot;;[.E583];&quot;&quot;&quot;},&quot;)" office:value-type="string" office:string-value="{&quot;courseName&quot;: &quot;CS&quot;, &quot;courseNum&quot;: 151, &quot;CRN&quot;: 34014, &quot;classTime&quot;: &quot;2:00 PM (MWF)&quot;,&quot;finalStart&quot;: new Date(2017,4,3,%d,%d,0,0), &quot;finalEnd&quot;: new Date(2017,4,3,1,%d,0,0), &quot;finalLocation&quot;: &quot;2LCA&quot;, &quot;finalRoom&quot;: &quot;A001&quot;}," calcext:value-type="string">
            <text:p>{"courseName": "CS", "courseNum": 151, "CRN": 34014, "classTime": "2:00 PM (MWF)","finalStart": new Date(2017,4,3,%d,%d,0,0), "finalEnd": new Date(2017,4,3,1,%d,0,0), "finalLocation": "2LCA", "finalRoom": "A001"},</text:p>
          </table:table-cell>
        </table:table-row>
        <table:table-row table:style-name="ro1">
          <table:table-cell office:value-type="string" calcext:value-type="string">
            <text:p>CS 201 - 1741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CONCATENATE(&quot;{&quot;;&quot;&quot;&quot;courseName&quot;&quot;: &quot;; ;&quot;&quot;&quot;&quot;;MID([.A584];1;2);&quot;&quot;&quot;, &quot;&quot;courseNum&quot;&quot;: &quot;; MID([.A584];4;3); &quot;, &quot;&quot;CRN&quot;&quot;: &quot;; MID([.A584];10;5); &quot;, &quot;&quot;classTime&quot;&quot;: &quot;&quot;&quot;; MID([.A584]; 18; 15); &quot;&quot;&quot;,&quot;&quot;finalStart&quot;&quot;: new Date(2017,4,&quot;;RIGHT([.B584];1);&quot;,%d,%d,0,0), &quot;&quot;finalEnd&quot;&quot;: new Date(2017,4,&quot;;RIGHT([.B584];1);&quot;,1,%d,0,0), &quot;&quot;finalLocation&quot;&quot;: &quot;&quot;&quot;;[.D584];&quot;&quot;&quot;&quot;;&quot;, &quot;&quot;finalRoom&quot;&quot;: &quot;&quot;&quot;;[.E584];&quot;&quot;&quot;},&quot;)" office:value-type="string" office:string-value="{&quot;courseName&quot;: &quot;CS&quot;, &quot;courseNum&quot;: 201, &quot;CRN&quot;: 17418, &quot;classTime&quot;: &quot;12:30 PM (TR)&quot;,&quot;finalStart&quot;: new Date(2017,4,5,%d,%d,0,0), &quot;finalEnd&quot;: new Date(2017,4,5,1,%d,0,0), &quot;finalLocation&quot;: &quot;2SH&quot;, &quot;finalRoom&quot;: &quot;303&quot;}," calcext:value-type="string">
            <text:p>{"courseName": "CS", "courseNum": 201, "CRN": 17418, "classTime": "12:30 PM (TR)","finalStart": new Date(2017,4,5,%d,%d,0,0), "finalEnd": new Date(2017,4,5,1,%d,0,0), "finalLocation": "2SH", "finalRoom": "303"},</text:p>
          </table:table-cell>
        </table:table-row>
        <table:table-row table:style-name="ro1">
          <table:table-cell office:value-type="string" calcext:value-type="string">
            <text:p>CS 211 - 34456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/>
          <table:table-cell table:formula="of:=CONCATENATE(&quot;{&quot;;&quot;&quot;&quot;courseName&quot;&quot;: &quot;; ;&quot;&quot;&quot;&quot;;MID([.A585];1;2);&quot;&quot;&quot;, &quot;&quot;courseNum&quot;&quot;: &quot;; MID([.A585];4;3); &quot;, &quot;&quot;CRN&quot;&quot;: &quot;; MID([.A585];10;5); &quot;, &quot;&quot;classTime&quot;&quot;: &quot;&quot;&quot;; MID([.A585]; 18; 15); &quot;&quot;&quot;,&quot;&quot;finalStart&quot;&quot;: new Date(2017,4,&quot;;RIGHT([.B585];1);&quot;,%d,%d,0,0), &quot;&quot;finalEnd&quot;&quot;: new Date(2017,4,&quot;;RIGHT([.B585];1);&quot;,1,%d,0,0), &quot;&quot;finalLocation&quot;&quot;: &quot;&quot;&quot;;[.D585];&quot;&quot;&quot;&quot;;&quot;, &quot;&quot;finalRoom&quot;&quot;: &quot;&quot;&quot;;[.E585];&quot;&quot;&quot;},&quot;)" office:value-type="string" office:string-value="{&quot;courseName&quot;: &quot;CS&quot;, &quot;courseNum&quot;: 211, &quot;CRN&quot;: 34456, &quot;classTime&quot;: &quot;10:00 AM (F)&quot;,&quot;finalStart&quot;: new Date(2017,4,5,%d,%d,0,0), &quot;finalEnd&quot;: new Date(2017,4,5,1,%d,0,0), &quot;finalLocation&quot;: &quot;2LCB&quot;, &quot;finalRoom&quot;: &quot;B101&quot;}," calcext:value-type="string">
            <text:p>{"courseName": "CS", "courseNum": 211, "CRN": 34456, "classTime": "10:00 AM (F)","finalStart": new Date(2017,4,5,%d,%d,0,0), "finalEnd": new Date(2017,4,5,1,%d,0,0), "finalLocation": "2LCB", "finalRoom": "B101"},</text:p>
          </table:table-cell>
        </table:table-row>
        <table:table-row table:style-name="ro1">
          <table:table-cell office:value-type="string" calcext:value-type="string">
            <text:p>CS 251 - 3446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/>
          <table:table-cell table:formula="of:=CONCATENATE(&quot;{&quot;;&quot;&quot;&quot;courseName&quot;&quot;: &quot;; ;&quot;&quot;&quot;&quot;;MID([.A586];1;2);&quot;&quot;&quot;, &quot;&quot;courseNum&quot;&quot;: &quot;; MID([.A586];4;3); &quot;, &quot;&quot;CRN&quot;&quot;: &quot;; MID([.A586];10;5); &quot;, &quot;&quot;classTime&quot;&quot;: &quot;&quot;&quot;; MID([.A586]; 18; 15); &quot;&quot;&quot;,&quot;&quot;finalStart&quot;&quot;: new Date(2017,4,&quot;;RIGHT([.B586];1);&quot;,%d,%d,0,0), &quot;&quot;finalEnd&quot;&quot;: new Date(2017,4,&quot;;RIGHT([.B586];1);&quot;,1,%d,0,0), &quot;&quot;finalLocation&quot;&quot;: &quot;&quot;&quot;;[.D586];&quot;&quot;&quot;&quot;;&quot;, &quot;&quot;finalRoom&quot;&quot;: &quot;&quot;&quot;;[.E586];&quot;&quot;&quot;},&quot;)" office:value-type="string" office:string-value="{&quot;courseName&quot;: &quot;CS&quot;, &quot;courseNum&quot;: 251, &quot;CRN&quot;: 34460, &quot;classTime&quot;: &quot;11:00 AM (MWF)&quot;,&quot;finalStart&quot;: new Date(2017,4,4,%d,%d,0,0), &quot;finalEnd&quot;: new Date(2017,4,4,1,%d,0,0), &quot;finalLocation&quot;: &quot;2LCD&quot;, &quot;finalRoom&quot;: &quot;D004&quot;}," calcext:value-type="string">
            <text:p>{"courseName": "CS", "courseNum": 251, "CRN": 34460, "classTime": "11:00 AM (MWF)","finalStart": new Date(2017,4,4,%d,%d,0,0), "finalEnd": new Date(2017,4,4,1,%d,0,0), "finalLocation": "2LCD", "finalRoom": "D004"},</text:p>
          </table:table-cell>
        </table:table-row>
        <table:table-row table:style-name="ro1">
          <table:table-cell office:value-type="string" calcext:value-type="string">
            <text:p>CS 261 - 3446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CONCATENATE(&quot;{&quot;;&quot;&quot;&quot;courseName&quot;&quot;: &quot;; ;&quot;&quot;&quot;&quot;;MID([.A587];1;2);&quot;&quot;&quot;, &quot;&quot;courseNum&quot;&quot;: &quot;; MID([.A587];4;3); &quot;, &quot;&quot;CRN&quot;&quot;: &quot;; MID([.A587];10;5); &quot;, &quot;&quot;classTime&quot;&quot;: &quot;&quot;&quot;; MID([.A587]; 18; 15); &quot;&quot;&quot;,&quot;&quot;finalStart&quot;&quot;: new Date(2017,4,&quot;;RIGHT([.B587];1);&quot;,%d,%d,0,0), &quot;&quot;finalEnd&quot;&quot;: new Date(2017,4,&quot;;RIGHT([.B587];1);&quot;,1,%d,0,0), &quot;&quot;finalLocation&quot;&quot;: &quot;&quot;&quot;;[.D587];&quot;&quot;&quot;&quot;;&quot;, &quot;&quot;finalRoom&quot;&quot;: &quot;&quot;&quot;;[.E587];&quot;&quot;&quot;},&quot;)" office:value-type="string" office:string-value="{&quot;courseName&quot;: &quot;CS&quot;, &quot;courseNum&quot;: 261, &quot;CRN&quot;: 34463, &quot;classTime&quot;: &quot;3:30 PM (TR)&quot;,&quot;finalStart&quot;: new Date(2017,4,5,%d,%d,0,0), &quot;finalEnd&quot;: new Date(2017,4,5,1,%d,0,0), &quot;finalLocation&quot;: &quot;2BSB&quot;, &quot;finalRoom&quot;: &quot;250&quot;}," calcext:value-type="string">
            <text:p>{"courseName": "CS", "courseNum": 261, "CRN": 34463, "classTime": "3:30 PM (TR)","finalStart": new Date(2017,4,5,%d,%d,0,0), "finalEnd": new Date(2017,4,5,1,%d,0,0), "finalLocation": "2BSB", "finalRoom": "250"},</text:p>
          </table:table-cell>
        </table:table-row>
        <table:table-row table:style-name="ro1">
          <table:table-cell office:value-type="string" calcext:value-type="string">
            <text:p>CS 301 - 17422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/>
          <table:table-cell table:formula="of:=CONCATENATE(&quot;{&quot;;&quot;&quot;&quot;courseName&quot;&quot;: &quot;; ;&quot;&quot;&quot;&quot;;MID([.A588];1;2);&quot;&quot;&quot;, &quot;&quot;courseNum&quot;&quot;: &quot;; MID([.A588];4;3); &quot;, &quot;&quot;CRN&quot;&quot;: &quot;; MID([.A588];10;5); &quot;, &quot;&quot;classTime&quot;&quot;: &quot;&quot;&quot;; MID([.A588]; 18; 15); &quot;&quot;&quot;,&quot;&quot;finalStart&quot;&quot;: new Date(2017,4,&quot;;RIGHT([.B588];1);&quot;,%d,%d,0,0), &quot;&quot;finalEnd&quot;&quot;: new Date(2017,4,&quot;;RIGHT([.B588];1);&quot;,1,%d,0,0), &quot;&quot;finalLocation&quot;&quot;: &quot;&quot;&quot;;[.D588];&quot;&quot;&quot;&quot;;&quot;, &quot;&quot;finalRoom&quot;&quot;: &quot;&quot;&quot;;[.E588];&quot;&quot;&quot;},&quot;)" office:value-type="string" office:string-value="{&quot;courseName&quot;: &quot;CS&quot;, &quot;courseNum&quot;: 301, &quot;CRN&quot;: 17422, &quot;classTime&quot;: &quot;4:00 PM (MW)&quot;,&quot;finalStart&quot;: new Date(2017,4,2,%d,%d,0,0), &quot;finalEnd&quot;: new Date(2017,4,2,1,%d,0,0), &quot;finalLocation&quot;: &quot;2LCD&quot;, &quot;finalRoom&quot;: &quot;D002&quot;}," calcext:value-type="string">
            <text:p>{"courseName": "CS", "courseNum": 301, "CRN": 17422, "classTime": "4:00 PM (MW)","finalStart": new Date(2017,4,2,%d,%d,0,0), "finalEnd": new Date(2017,4,2,1,%d,0,0), "finalLocation": "2LCD", "finalRoom": "D002"},</text:p>
          </table:table-cell>
        </table:table-row>
        <table:table-row table:style-name="ro1">
          <table:table-cell office:value-type="string" calcext:value-type="string">
            <text:p>CS 341 - 34723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/>
          <table:table-cell table:formula="of:=CONCATENATE(&quot;{&quot;;&quot;&quot;&quot;courseName&quot;&quot;: &quot;; ;&quot;&quot;&quot;&quot;;MID([.A589];1;2);&quot;&quot;&quot;, &quot;&quot;courseNum&quot;&quot;: &quot;; MID([.A589];4;3); &quot;, &quot;&quot;CRN&quot;&quot;: &quot;; MID([.A589];10;5); &quot;, &quot;&quot;classTime&quot;&quot;: &quot;&quot;&quot;; MID([.A589]; 18; 15); &quot;&quot;&quot;,&quot;&quot;finalStart&quot;&quot;: new Date(2017,4,&quot;;RIGHT([.B589];1);&quot;,%d,%d,0,0), &quot;&quot;finalEnd&quot;&quot;: new Date(2017,4,&quot;;RIGHT([.B589];1);&quot;,1,%d,0,0), &quot;&quot;finalLocation&quot;&quot;: &quot;&quot;&quot;;[.D589];&quot;&quot;&quot;&quot;;&quot;, &quot;&quot;finalRoom&quot;&quot;: &quot;&quot;&quot;;[.E589];&quot;&quot;&quot;},&quot;)" office:value-type="string" office:string-value="{&quot;courseName&quot;: &quot;CS&quot;, &quot;courseNum&quot;: 341, &quot;CRN&quot;: 34723, &quot;classTime&quot;: &quot;3:00 PM (MWF)&quot;,&quot;finalStart&quot;: new Date(2017,4,1,%d,%d,0,0), &quot;finalEnd&quot;: new Date(2017,4,1,1,%d,0,0), &quot;finalLocation&quot;: &quot;2LCA&quot;, &quot;finalRoom&quot;: &quot;A001&quot;}," calcext:value-type="string">
            <text:p>{"courseName": "CS", "courseNum": 341, "CRN": 34723, "classTime": "3:00 PM (MWF)","finalStart": new Date(2017,4,1,%d,%d,0,0), "finalEnd": new Date(2017,4,1,1,%d,0,0), "finalLocation": "2LCA", "finalRoom": "A001"},</text:p>
          </table:table-cell>
        </table:table-row>
        <table:table-row table:style-name="ro1">
          <table:table-cell office:value-type="string" calcext:value-type="string">
            <text:p>CS 361 - 3630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/>
          <table:table-cell table:formula="of:=CONCATENATE(&quot;{&quot;;&quot;&quot;&quot;courseName&quot;&quot;: &quot;; ;&quot;&quot;&quot;&quot;;MID([.A590];1;2);&quot;&quot;&quot;, &quot;&quot;courseNum&quot;&quot;: &quot;; MID([.A590];4;3); &quot;, &quot;&quot;CRN&quot;&quot;: &quot;; MID([.A590];10;5); &quot;, &quot;&quot;classTime&quot;&quot;: &quot;&quot;&quot;; MID([.A590]; 18; 15); &quot;&quot;&quot;,&quot;&quot;finalStart&quot;&quot;: new Date(2017,4,&quot;;RIGHT([.B590];1);&quot;,%d,%d,0,0), &quot;&quot;finalEnd&quot;&quot;: new Date(2017,4,&quot;;RIGHT([.B590];1);&quot;,1,%d,0,0), &quot;&quot;finalLocation&quot;&quot;: &quot;&quot;&quot;;[.D590];&quot;&quot;&quot;&quot;;&quot;, &quot;&quot;finalRoom&quot;&quot;: &quot;&quot;&quot;;[.E590];&quot;&quot;&quot;},&quot;)" office:value-type="string" office:string-value="{&quot;courseName&quot;: &quot;CS&quot;, &quot;courseNum&quot;: 361, &quot;CRN&quot;: 36306, &quot;classTime&quot;: &quot;2:00 PM (TR)&quot;,&quot;finalStart&quot;: new Date(2017,4,3,%d,%d,0,0), &quot;finalEnd&quot;: new Date(2017,4,3,1,%d,0,0), &quot;finalLocation&quot;: &quot;2LCF&quot;, &quot;finalRoom&quot;: &quot;F001&quot;}," calcext:value-type="string">
            <text:p>{"courseName": "CS", "courseNum": 361, "CRN": 36306, "classTime": "2:00 PM (TR)","finalStart": new Date(2017,4,3,%d,%d,0,0), "finalEnd": new Date(2017,4,3,1,%d,0,0), "finalLocation": "2LCF", "finalRoom": "F001"},</text:p>
          </table:table-cell>
        </table:table-row>
        <table:table-row table:style-name="ro1">
          <table:table-cell office:value-type="string" calcext:value-type="string">
            <text:p>CS 362 - 3630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/>
          <table:table-cell table:formula="of:=CONCATENATE(&quot;{&quot;;&quot;&quot;&quot;courseName&quot;&quot;: &quot;; ;&quot;&quot;&quot;&quot;;MID([.A591];1;2);&quot;&quot;&quot;, &quot;&quot;courseNum&quot;&quot;: &quot;; MID([.A591];4;3); &quot;, &quot;&quot;CRN&quot;&quot;: &quot;; MID([.A591];10;5); &quot;, &quot;&quot;classTime&quot;&quot;: &quot;&quot;&quot;; MID([.A591]; 18; 15); &quot;&quot;&quot;,&quot;&quot;finalStart&quot;&quot;: new Date(2017,4,&quot;;RIGHT([.B591];1);&quot;,%d,%d,0,0), &quot;&quot;finalEnd&quot;&quot;: new Date(2017,4,&quot;;RIGHT([.B591];1);&quot;,1,%d,0,0), &quot;&quot;finalLocation&quot;&quot;: &quot;&quot;&quot;;[.D591];&quot;&quot;&quot;&quot;;&quot;, &quot;&quot;finalRoom&quot;&quot;: &quot;&quot;&quot;;[.E591];&quot;&quot;&quot;},&quot;)" office:value-type="string" office:string-value="{&quot;courseName&quot;: &quot;CS&quot;, &quot;courseNum&quot;: 362, &quot;CRN&quot;: 36309, &quot;classTime&quot;: &quot;11:00 AM (TR)&quot;,&quot;finalStart&quot;: new Date(2017,4,1,%d,%d,0,0), &quot;finalEnd&quot;: new Date(2017,4,1,1,%d,0,0), &quot;finalLocation&quot;: &quot;2LCC&quot;, &quot;finalRoom&quot;: &quot;C004&quot;}," calcext:value-type="string">
            <text:p>{"courseName": "CS", "courseNum": 362, "CRN": 36309, "classTime": "11:00 AM (TR)","finalStart": new Date(2017,4,1,%d,%d,0,0), "finalEnd": new Date(2017,4,1,1,%d,0,0), "finalLocation": "2LCC", "finalRoom": "C004"},</text:p>
          </table:table-cell>
        </table:table-row>
        <table:table-row table:style-name="ro1">
          <table:table-cell office:value-type="string" calcext:value-type="string">
            <text:p>CS 385 - 174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/>
          <table:table-cell table:formula="of:=CONCATENATE(&quot;{&quot;;&quot;&quot;&quot;courseName&quot;&quot;: &quot;; ;&quot;&quot;&quot;&quot;;MID([.A592];1;2);&quot;&quot;&quot;, &quot;&quot;courseNum&quot;&quot;: &quot;; MID([.A592];4;3); &quot;, &quot;&quot;CRN&quot;&quot;: &quot;; MID([.A592];10;5); &quot;, &quot;&quot;classTime&quot;&quot;: &quot;&quot;&quot;; MID([.A592]; 18; 15); &quot;&quot;&quot;,&quot;&quot;finalStart&quot;&quot;: new Date(2017,4,&quot;;RIGHT([.B592];1);&quot;,%d,%d,0,0), &quot;&quot;finalEnd&quot;&quot;: new Date(2017,4,&quot;;RIGHT([.B592];1);&quot;,1,%d,0,0), &quot;&quot;finalLocation&quot;&quot;: &quot;&quot;&quot;;[.D592];&quot;&quot;&quot;&quot;;&quot;, &quot;&quot;finalRoom&quot;&quot;: &quot;&quot;&quot;;[.E592];&quot;&quot;&quot;},&quot;)" office:value-type="string" office:string-value="{&quot;courseName&quot;: &quot;CS&quot;, &quot;courseNum&quot;: 385, &quot;CRN&quot;: 17428, &quot;classTime&quot;: &quot;3:30 PM (TR)&quot;,&quot;finalStart&quot;: new Date(2017,4,5,%d,%d,0,0), &quot;finalEnd&quot;: new Date(2017,4,5,1,%d,0,0), &quot;finalLocation&quot;: &quot;2LCF&quot;, &quot;finalRoom&quot;: &quot;F006&quot;}," calcext:value-type="string">
            <text:p>{"courseName": "CS", "courseNum": 385, "CRN": 17428, "classTime": "3:30 PM (TR)","finalStart": new Date(2017,4,5,%d,%d,0,0), "finalEnd": new Date(2017,4,5,1,%d,0,0), "finalLocation": "2LCF", "finalRoom": "F006"},</text:p>
          </table:table-cell>
        </table:table-row>
        <table:table-row table:style-name="ro1">
          <table:table-cell office:value-type="string" calcext:value-type="string">
            <text:p>CS 401 - 1745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CONCATENATE(&quot;{&quot;;&quot;&quot;&quot;courseName&quot;&quot;: &quot;; ;&quot;&quot;&quot;&quot;;MID([.A593];1;2);&quot;&quot;&quot;, &quot;&quot;courseNum&quot;&quot;: &quot;; MID([.A593];4;3); &quot;, &quot;&quot;CRN&quot;&quot;: &quot;; MID([.A593];10;5); &quot;, &quot;&quot;classTime&quot;&quot;: &quot;&quot;&quot;; MID([.A593]; 18; 15); &quot;&quot;&quot;,&quot;&quot;finalStart&quot;&quot;: new Date(2017,4,&quot;;RIGHT([.B593];1);&quot;,%d,%d,0,0), &quot;&quot;finalEnd&quot;&quot;: new Date(2017,4,&quot;;RIGHT([.B593];1);&quot;,1,%d,0,0), &quot;&quot;finalLocation&quot;&quot;: &quot;&quot;&quot;;[.D593];&quot;&quot;&quot;&quot;;&quot;, &quot;&quot;finalRoom&quot;&quot;: &quot;&quot;&quot;;[.E593];&quot;&quot;&quot;},&quot;)" office:value-type="string" office:string-value="{&quot;courseName&quot;: &quot;CS&quot;, &quot;courseNum&quot;: 401, &quot;CRN&quot;: 17454, &quot;classTime&quot;: &quot;11:00 AM (MWF)&quot;,&quot;finalStart&quot;: new Date(2017,4,4,%d,%d,0,0), &quot;finalEnd&quot;: new Date(2017,4,4,1,%d,0,0), &quot;finalLocation&quot;: &quot;2BH&quot;, &quot;finalRoom&quot;: &quot;317&quot;}," calcext:value-type="string">
            <text:p>{"courseName": "CS", "courseNum": 401, "CRN": 17454, "classTime": "11:00 AM (MWF)","finalStart": new Date(2017,4,4,%d,%d,0,0), "finalEnd": new Date(2017,4,4,1,%d,0,0), "finalLocation": "2BH", "finalRoom": "317"},</text:p>
          </table:table-cell>
        </table:table-row>
        <table:table-row table:style-name="ro1">
          <table:table-cell office:value-type="string" calcext:value-type="string">
            <text:p>CS 401 - 2066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{&quot;;&quot;&quot;&quot;courseName&quot;&quot;: &quot;; ;&quot;&quot;&quot;&quot;;MID([.A594];1;2);&quot;&quot;&quot;, &quot;&quot;courseNum&quot;&quot;: &quot;; MID([.A594];4;3); &quot;, &quot;&quot;CRN&quot;&quot;: &quot;; MID([.A594];10;5); &quot;, &quot;&quot;classTime&quot;&quot;: &quot;&quot;&quot;; MID([.A594]; 18; 15); &quot;&quot;&quot;,&quot;&quot;finalStart&quot;&quot;: new Date(2017,4,&quot;;RIGHT([.B594];1);&quot;,%d,%d,0,0), &quot;&quot;finalEnd&quot;&quot;: new Date(2017,4,&quot;;RIGHT([.B594];1);&quot;,1,%d,0,0), &quot;&quot;finalLocation&quot;&quot;: &quot;&quot;&quot;;[.D594];&quot;&quot;&quot;&quot;;&quot;, &quot;&quot;finalRoom&quot;&quot;: &quot;&quot;&quot;;[.E594];&quot;&quot;&quot;},&quot;)" office:value-type="string" office:string-value="{&quot;courseName&quot;: &quot;CS&quot;, &quot;courseNum&quot;: 401, &quot;CRN&quot;: 20667, &quot;classTime&quot;: &quot;12:30 PM (TR)&quot;,&quot;finalStart&quot;: new Date(2017,4,5,%d,%d,0,0), &quot;finalEnd&quot;: new Date(2017,4,5,1,%d,0,0), &quot;finalLocation&quot;: &quot;2SES&quot;, &quot;finalRoom&quot;: &quot;230&quot;}," calcext:value-type="string">
            <text:p>{"courseName": "CS", "courseNum": 401, "CRN": 20667, "classTime": "12:30 PM (TR)","finalStart": new Date(2017,4,5,%d,%d,0,0), "finalEnd": new Date(2017,4,5,1,%d,0,0), "finalLocation": "2SES", "finalRoom": "230"},</text:p>
          </table:table-cell>
        </table:table-row>
        <table:table-row table:style-name="ro1">
          <table:table-cell office:value-type="string" calcext:value-type="string">
            <text:p>CS 401 - 2066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CONCATENATE(&quot;{&quot;;&quot;&quot;&quot;courseName&quot;&quot;: &quot;; ;&quot;&quot;&quot;&quot;;MID([.A595];1;2);&quot;&quot;&quot;, &quot;&quot;courseNum&quot;&quot;: &quot;; MID([.A595];4;3); &quot;, &quot;&quot;CRN&quot;&quot;: &quot;; MID([.A595];10;5); &quot;, &quot;&quot;classTime&quot;&quot;: &quot;&quot;&quot;; MID([.A595]; 18; 15); &quot;&quot;&quot;,&quot;&quot;finalStart&quot;&quot;: new Date(2017,4,&quot;;RIGHT([.B595];1);&quot;,%d,%d,0,0), &quot;&quot;finalEnd&quot;&quot;: new Date(2017,4,&quot;;RIGHT([.B595];1);&quot;,1,%d,0,0), &quot;&quot;finalLocation&quot;&quot;: &quot;&quot;&quot;;[.D595];&quot;&quot;&quot;&quot;;&quot;, &quot;&quot;finalRoom&quot;&quot;: &quot;&quot;&quot;;[.E595];&quot;&quot;&quot;},&quot;)" office:value-type="string" office:string-value="{&quot;courseName&quot;: &quot;CS&quot;, &quot;courseNum&quot;: 401, &quot;CRN&quot;: 20665, &quot;classTime&quot;: &quot;11:00 AM (MWF)&quot;,&quot;finalStart&quot;: new Date(2017,4,4,%d,%d,0,0), &quot;finalEnd&quot;: new Date(2017,4,4,1,%d,0,0), &quot;finalLocation&quot;: &quot;2BH&quot;, &quot;finalRoom&quot;: &quot;317&quot;}," calcext:value-type="string">
            <text:p>{"courseName": "CS", "courseNum": 401, "CRN": 20665, "classTime": "11:00 AM (MWF)","finalStart": new Date(2017,4,4,%d,%d,0,0), "finalEnd": new Date(2017,4,4,1,%d,0,0), "finalLocation": "2BH", "finalRoom": "317"},</text:p>
          </table:table-cell>
        </table:table-row>
        <table:table-row table:style-name="ro1">
          <table:table-cell office:value-type="string" calcext:value-type="string">
            <text:p>CS 401 - 1745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CONCATENATE(&quot;{&quot;;&quot;&quot;&quot;courseName&quot;&quot;: &quot;; ;&quot;&quot;&quot;&quot;;MID([.A596];1;2);&quot;&quot;&quot;, &quot;&quot;courseNum&quot;&quot;: &quot;; MID([.A596];4;3); &quot;, &quot;&quot;CRN&quot;&quot;: &quot;; MID([.A596];10;5); &quot;, &quot;&quot;classTime&quot;&quot;: &quot;&quot;&quot;; MID([.A596]; 18; 15); &quot;&quot;&quot;,&quot;&quot;finalStart&quot;&quot;: new Date(2017,4,&quot;;RIGHT([.B596];1);&quot;,%d,%d,0,0), &quot;&quot;finalEnd&quot;&quot;: new Date(2017,4,&quot;;RIGHT([.B596];1);&quot;,1,%d,0,0), &quot;&quot;finalLocation&quot;&quot;: &quot;&quot;&quot;;[.D596];&quot;&quot;&quot;&quot;;&quot;, &quot;&quot;finalRoom&quot;&quot;: &quot;&quot;&quot;;[.E596];&quot;&quot;&quot;},&quot;)" office:value-type="string" office:string-value="{&quot;courseName&quot;: &quot;CS&quot;, &quot;courseNum&quot;: 401, &quot;CRN&quot;: 17455, &quot;classTime&quot;: &quot;12:30 PM (TR)&quot;,&quot;finalStart&quot;: new Date(2017,4,5,%d,%d,0,0), &quot;finalEnd&quot;: new Date(2017,4,5,1,%d,0,0), &quot;finalLocation&quot;: &quot;2SES&quot;, &quot;finalRoom&quot;: &quot;230&quot;}," calcext:value-type="string">
            <text:p>{"courseName": "CS", "courseNum": 401, "CRN": 17455, "classTime": "12:30 PM (TR)","finalStart": new Date(2017,4,5,%d,%d,0,0), "finalEnd": new Date(2017,4,5,1,%d,0,0), "finalLocation": "2SES", "finalRoom": "230"},</text:p>
          </table:table-cell>
        </table:table-row>
        <table:table-row table:style-name="ro1">
          <table:table-cell office:value-type="string" calcext:value-type="string">
            <text:p>CS 411 - 3855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CONCATENATE(&quot;{&quot;;&quot;&quot;&quot;courseName&quot;&quot;: &quot;; ;&quot;&quot;&quot;&quot;;MID([.A597];1;2);&quot;&quot;&quot;, &quot;&quot;courseNum&quot;&quot;: &quot;; MID([.A597];4;3); &quot;, &quot;&quot;CRN&quot;&quot;: &quot;; MID([.A597];10;5); &quot;, &quot;&quot;classTime&quot;&quot;: &quot;&quot;&quot;; MID([.A597]; 18; 15); &quot;&quot;&quot;,&quot;&quot;finalStart&quot;&quot;: new Date(2017,4,&quot;;RIGHT([.B597];1);&quot;,%d,%d,0,0), &quot;&quot;finalEnd&quot;&quot;: new Date(2017,4,&quot;;RIGHT([.B597];1);&quot;,1,%d,0,0), &quot;&quot;finalLocation&quot;&quot;: &quot;&quot;&quot;;[.D597];&quot;&quot;&quot;&quot;;&quot;, &quot;&quot;finalRoom&quot;&quot;: &quot;&quot;&quot;;[.E597];&quot;&quot;&quot;},&quot;)" office:value-type="string" office:string-value="{&quot;courseName&quot;: &quot;CS&quot;, &quot;courseNum&quot;: 411, &quot;CRN&quot;: 38550, &quot;classTime&quot;: &quot;9:00 AM (MWF)&quot;,&quot;finalStart&quot;: new Date(2017,4,2,%d,%d,0,0), &quot;finalEnd&quot;: new Date(2017,4,2,1,%d,0,0), &quot;finalLocation&quot;: &quot;2BH&quot;, &quot;finalRoom&quot;: &quot;317&quot;}," calcext:value-type="string">
            <text:p>{"courseName": "CS", "courseNum": 411, "CRN": 38550, "classTime": "9:00 AM (MWF)","finalStart": new Date(2017,4,2,%d,%d,0,0), "finalEnd": new Date(2017,4,2,1,%d,0,0), "finalLocation": "2BH", "finalRoom": "317"},</text:p>
          </table:table-cell>
        </table:table-row>
        <table:table-row table:style-name="ro1">
          <table:table-cell office:value-type="string" calcext:value-type="string">
            <text:p>CS 411 - 3854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CONCATENATE(&quot;{&quot;;&quot;&quot;&quot;courseName&quot;&quot;: &quot;; ;&quot;&quot;&quot;&quot;;MID([.A598];1;2);&quot;&quot;&quot;, &quot;&quot;courseNum&quot;&quot;: &quot;; MID([.A598];4;3); &quot;, &quot;&quot;CRN&quot;&quot;: &quot;; MID([.A598];10;5); &quot;, &quot;&quot;classTime&quot;&quot;: &quot;&quot;&quot;; MID([.A598]; 18; 15); &quot;&quot;&quot;,&quot;&quot;finalStart&quot;&quot;: new Date(2017,4,&quot;;RIGHT([.B598];1);&quot;,%d,%d,0,0), &quot;&quot;finalEnd&quot;&quot;: new Date(2017,4,&quot;;RIGHT([.B598];1);&quot;,1,%d,0,0), &quot;&quot;finalLocation&quot;&quot;: &quot;&quot;&quot;;[.D598];&quot;&quot;&quot;&quot;;&quot;, &quot;&quot;finalRoom&quot;&quot;: &quot;&quot;&quot;;[.E598];&quot;&quot;&quot;},&quot;)" office:value-type="string" office:string-value="{&quot;courseName&quot;: &quot;CS&quot;, &quot;courseNum&quot;: 411, &quot;CRN&quot;: 38549, &quot;classTime&quot;: &quot;9:00 AM (MWF)&quot;,&quot;finalStart&quot;: new Date(2017,4,2,%d,%d,0,0), &quot;finalEnd&quot;: new Date(2017,4,2,1,%d,0,0), &quot;finalLocation&quot;: &quot;2BH&quot;, &quot;finalRoom&quot;: &quot;317&quot;}," calcext:value-type="string">
            <text:p>{"courseName": "CS", "courseNum": 411, "CRN": 38549, "classTime": "9:00 AM (MWF)","finalStart": new Date(2017,4,2,%d,%d,0,0), "finalEnd": new Date(2017,4,2,1,%d,0,0), "finalLocation": "2BH", "finalRoom": "317"},</text:p>
          </table:table-cell>
        </table:table-row>
        <table:table-row table:style-name="ro1">
          <table:table-cell office:value-type="string" calcext:value-type="string">
            <text:p>CS 412 - 3811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{&quot;;&quot;&quot;&quot;courseName&quot;&quot;: &quot;; ;&quot;&quot;&quot;&quot;;MID([.A599];1;2);&quot;&quot;&quot;, &quot;&quot;courseNum&quot;&quot;: &quot;; MID([.A599];4;3); &quot;, &quot;&quot;CRN&quot;&quot;: &quot;; MID([.A599];10;5); &quot;, &quot;&quot;classTime&quot;&quot;: &quot;&quot;&quot;; MID([.A599]; 18; 15); &quot;&quot;&quot;,&quot;&quot;finalStart&quot;&quot;: new Date(2017,4,&quot;;RIGHT([.B599];1);&quot;,%d,%d,0,0), &quot;&quot;finalEnd&quot;&quot;: new Date(2017,4,&quot;;RIGHT([.B599];1);&quot;,1,%d,0,0), &quot;&quot;finalLocation&quot;&quot;: &quot;&quot;&quot;;[.D599];&quot;&quot;&quot;&quot;;&quot;, &quot;&quot;finalRoom&quot;&quot;: &quot;&quot;&quot;;[.E599];&quot;&quot;&quot;},&quot;)" office:value-type="string" office:string-value="{&quot;courseName&quot;: &quot;CS&quot;, &quot;courseNum&quot;: 412, &quot;CRN&quot;: 38114, &quot;classTime&quot;: &quot;2:00 PM (TR)&quot;,&quot;finalStart&quot;: new Date(2017,4,3,%d,%d,0,0), &quot;finalEnd&quot;: new Date(2017,4,3,1,%d,0,0), &quot;finalLocation&quot;: &quot;2BH&quot;, &quot;finalRoom&quot;: &quot;208&quot;}," calcext:value-type="string">
            <text:p>{"courseName": "CS", "courseNum": 412, "CRN": 38114, "classTime": "2:00 PM (TR)","finalStart": new Date(2017,4,3,%d,%d,0,0), "finalEnd": new Date(2017,4,3,1,%d,0,0), "finalLocation": "2BH", "finalRoom": "208"},</text:p>
          </table:table-cell>
        </table:table-row>
        <table:table-row table:style-name="ro1">
          <table:table-cell office:value-type="string" calcext:value-type="string">
            <text:p>CS 412 - 3811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{&quot;;&quot;&quot;&quot;courseName&quot;&quot;: &quot;; ;&quot;&quot;&quot;&quot;;MID([.A600];1;2);&quot;&quot;&quot;, &quot;&quot;courseNum&quot;&quot;: &quot;; MID([.A600];4;3); &quot;, &quot;&quot;CRN&quot;&quot;: &quot;; MID([.A600];10;5); &quot;, &quot;&quot;classTime&quot;&quot;: &quot;&quot;&quot;; MID([.A600]; 18; 15); &quot;&quot;&quot;,&quot;&quot;finalStart&quot;&quot;: new Date(2017,4,&quot;;RIGHT([.B600];1);&quot;,%d,%d,0,0), &quot;&quot;finalEnd&quot;&quot;: new Date(2017,4,&quot;;RIGHT([.B600];1);&quot;,1,%d,0,0), &quot;&quot;finalLocation&quot;&quot;: &quot;&quot;&quot;;[.D600];&quot;&quot;&quot;&quot;;&quot;, &quot;&quot;finalRoom&quot;&quot;: &quot;&quot;&quot;;[.E600];&quot;&quot;&quot;},&quot;)" office:value-type="string" office:string-value="{&quot;courseName&quot;: &quot;CS&quot;, &quot;courseNum&quot;: 412, &quot;CRN&quot;: 38115, &quot;classTime&quot;: &quot;2:00 PM (TR)&quot;,&quot;finalStart&quot;: new Date(2017,4,3,%d,%d,0,0), &quot;finalEnd&quot;: new Date(2017,4,3,1,%d,0,0), &quot;finalLocation&quot;: &quot;2BH&quot;, &quot;finalRoom&quot;: &quot;208&quot;}," calcext:value-type="string">
            <text:p>{"courseName": "CS", "courseNum": 412, "CRN": 38115, "classTime": "2:00 PM (TR)","finalStart": new Date(2017,4,3,%d,%d,0,0), "finalEnd": new Date(2017,4,3,1,%d,0,0), "finalLocation": "2BH", "finalRoom": "208"},</text:p>
          </table:table-cell>
        </table:table-row>
        <table:table-row table:style-name="ro1">
          <table:table-cell office:value-type="string" calcext:value-type="string">
            <text:p>CS 421 - 2865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{&quot;;&quot;&quot;&quot;courseName&quot;&quot;: &quot;; ;&quot;&quot;&quot;&quot;;MID([.A601];1;2);&quot;&quot;&quot;, &quot;&quot;courseNum&quot;&quot;: &quot;; MID([.A601];4;3); &quot;, &quot;&quot;CRN&quot;&quot;: &quot;; MID([.A601];10;5); &quot;, &quot;&quot;classTime&quot;&quot;: &quot;&quot;&quot;; MID([.A601]; 18; 15); &quot;&quot;&quot;,&quot;&quot;finalStart&quot;&quot;: new Date(2017,4,&quot;;RIGHT([.B601];1);&quot;,%d,%d,0,0), &quot;&quot;finalEnd&quot;&quot;: new Date(2017,4,&quot;;RIGHT([.B601];1);&quot;,1,%d,0,0), &quot;&quot;finalLocation&quot;&quot;: &quot;&quot;&quot;;[.D601];&quot;&quot;&quot;&quot;;&quot;, &quot;&quot;finalRoom&quot;&quot;: &quot;&quot;&quot;;[.E601];&quot;&quot;&quot;},&quot;)" office:value-type="string" office:string-value="{&quot;courseName&quot;: &quot;CS&quot;, &quot;courseNum&quot;: 421, &quot;CRN&quot;: 28653, &quot;classTime&quot;: &quot;6:00 PM (W)&quot;,&quot;finalStart&quot;: new Date(2017,4,3,%d,%d,0,0), &quot;finalEnd&quot;: new Date(2017,4,3,1,%d,0,0), &quot;finalLocation&quot;: &quot;2BH&quot;, &quot;finalRoom&quot;: &quot;208&quot;}," calcext:value-type="string">
            <text:p>{"courseName": "CS", "courseNum": 421, "CRN": 28653, "classTime": "6:00 PM (W)","finalStart": new Date(2017,4,3,%d,%d,0,0), "finalEnd": new Date(2017,4,3,1,%d,0,0), "finalLocation": "2BH", "finalRoom": "208"},</text:p>
          </table:table-cell>
        </table:table-row>
        <table:table-row table:style-name="ro1">
          <table:table-cell office:value-type="string" calcext:value-type="string">
            <text:p>CS 421 - 28654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CONCATENATE(&quot;{&quot;;&quot;&quot;&quot;courseName&quot;&quot;: &quot;; ;&quot;&quot;&quot;&quot;;MID([.A602];1;2);&quot;&quot;&quot;, &quot;&quot;courseNum&quot;&quot;: &quot;; MID([.A602];4;3); &quot;, &quot;&quot;CRN&quot;&quot;: &quot;; MID([.A602];10;5); &quot;, &quot;&quot;classTime&quot;&quot;: &quot;&quot;&quot;; MID([.A602]; 18; 15); &quot;&quot;&quot;,&quot;&quot;finalStart&quot;&quot;: new Date(2017,4,&quot;;RIGHT([.B602];1);&quot;,%d,%d,0,0), &quot;&quot;finalEnd&quot;&quot;: new Date(2017,4,&quot;;RIGHT([.B602];1);&quot;,1,%d,0,0), &quot;&quot;finalLocation&quot;&quot;: &quot;&quot;&quot;;[.D602];&quot;&quot;&quot;&quot;;&quot;, &quot;&quot;finalRoom&quot;&quot;: &quot;&quot;&quot;;[.E602];&quot;&quot;&quot;},&quot;)" office:value-type="string" office:string-value="{&quot;courseName&quot;: &quot;CS&quot;, &quot;courseNum&quot;: 421, &quot;CRN&quot;: 28654, &quot;classTime&quot;: &quot;6:00 PM (W)&quot;,&quot;finalStart&quot;: new Date(2017,4,3,%d,%d,0,0), &quot;finalEnd&quot;: new Date(2017,4,3,1,%d,0,0), &quot;finalLocation&quot;: &quot;2BH&quot;, &quot;finalRoom&quot;: &quot;208&quot;}," calcext:value-type="string">
            <text:p>{"courseName": "CS", "courseNum": 421, "CRN": 28654, "classTime": "6:00 PM (W)","finalStart": new Date(2017,4,3,%d,%d,0,0), "finalEnd": new Date(2017,4,3,1,%d,0,0), "finalLocation": "2BH", "finalRoom": "208"},</text:p>
          </table:table-cell>
        </table:table-row>
        <table:table-row table:style-name="ro1">
          <table:table-cell office:value-type="string" calcext:value-type="string">
            <text:p>CS 422 - 1965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03];1;2);&quot;&quot;&quot;, &quot;&quot;courseNum&quot;&quot;: &quot;; MID([.A603];4;3); &quot;, &quot;&quot;CRN&quot;&quot;: &quot;; MID([.A603];10;5); &quot;, &quot;&quot;classTime&quot;&quot;: &quot;&quot;&quot;; MID([.A603]; 18; 15); &quot;&quot;&quot;,&quot;&quot;finalStart&quot;&quot;: new Date(2017,4,&quot;;RIGHT([.B603];1);&quot;,%d,%d,0,0), &quot;&quot;finalEnd&quot;&quot;: new Date(2017,4,&quot;;RIGHT([.B603];1);&quot;,1,%d,0,0), &quot;&quot;finalLocation&quot;&quot;: &quot;&quot;&quot;;[.D603];&quot;&quot;&quot;&quot;;&quot;, &quot;&quot;finalRoom&quot;&quot;: &quot;&quot;&quot;;[.E603];&quot;&quot;&quot;},&quot;)" office:value-type="string" office:string-value="{&quot;courseName&quot;: &quot;CS&quot;, &quot;courseNum&quot;: 422, &quot;CRN&quot;: 19650, &quot;classTime&quot;: &quot;2:00 PM (TR)&quot;,&quot;finalStart&quot;: new Date(2017,4,3,%d,%d,0,0), &quot;finalEnd&quot;: new Date(2017,4,3,1,%d,0,0), &quot;finalLocation&quot;: &quot;2ERF&quot;, &quot;finalRoom&quot;: &quot;2068&quot;}," calcext:value-type="string">
            <text:p>{"courseName": "CS", "courseNum": 422, "CRN": 19650, "classTime": "2:00 PM (TR)","finalStart": new Date(2017,4,3,%d,%d,0,0), "finalEnd": new Date(2017,4,3,1,%d,0,0), "finalLocation": "2ERF", "finalRoom": "2068"},</text:p>
          </table:table-cell>
        </table:table-row>
        <table:table-row table:style-name="ro1">
          <table:table-cell office:value-type="string" calcext:value-type="string">
            <text:p>CS 422 - 2066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04];1;2);&quot;&quot;&quot;, &quot;&quot;courseNum&quot;&quot;: &quot;; MID([.A604];4;3); &quot;, &quot;&quot;CRN&quot;&quot;: &quot;; MID([.A604];10;5); &quot;, &quot;&quot;classTime&quot;&quot;: &quot;&quot;&quot;; MID([.A604]; 18; 15); &quot;&quot;&quot;,&quot;&quot;finalStart&quot;&quot;: new Date(2017,4,&quot;;RIGHT([.B604];1);&quot;,%d,%d,0,0), &quot;&quot;finalEnd&quot;&quot;: new Date(2017,4,&quot;;RIGHT([.B604];1);&quot;,1,%d,0,0), &quot;&quot;finalLocation&quot;&quot;: &quot;&quot;&quot;;[.D604];&quot;&quot;&quot;&quot;;&quot;, &quot;&quot;finalRoom&quot;&quot;: &quot;&quot;&quot;;[.E604];&quot;&quot;&quot;},&quot;)" office:value-type="string" office:string-value="{&quot;courseName&quot;: &quot;CS&quot;, &quot;courseNum&quot;: 422, &quot;CRN&quot;: 20669, &quot;classTime&quot;: &quot;2:00 PM (TR)&quot;,&quot;finalStart&quot;: new Date(2017,4,3,%d,%d,0,0), &quot;finalEnd&quot;: new Date(2017,4,3,1,%d,0,0), &quot;finalLocation&quot;: &quot;2ERF&quot;, &quot;finalRoom&quot;: &quot;2068&quot;}," calcext:value-type="string">
            <text:p>{"courseName": "CS", "courseNum": 422, "CRN": 20669, "classTime": "2:00 PM (TR)","finalStart": new Date(2017,4,3,%d,%d,0,0), "finalEnd": new Date(2017,4,3,1,%d,0,0), "finalLocation": "2ERF", "finalRoom": "2068"},</text:p>
          </table:table-cell>
        </table:table-row>
        <table:table-row table:style-name="ro1">
          <table:table-cell office:value-type="string" calcext:value-type="string">
            <text:p>CS 440 - 2990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/>
          <table:table-cell table:formula="of:=CONCATENATE(&quot;{&quot;;&quot;&quot;&quot;courseName&quot;&quot;: &quot;; ;&quot;&quot;&quot;&quot;;MID([.A605];1;2);&quot;&quot;&quot;, &quot;&quot;courseNum&quot;&quot;: &quot;; MID([.A605];4;3); &quot;, &quot;&quot;CRN&quot;&quot;: &quot;; MID([.A605];10;5); &quot;, &quot;&quot;classTime&quot;&quot;: &quot;&quot;&quot;; MID([.A605]; 18; 15); &quot;&quot;&quot;,&quot;&quot;finalStart&quot;&quot;: new Date(2017,4,&quot;;RIGHT([.B605];1);&quot;,%d,%d,0,0), &quot;&quot;finalEnd&quot;&quot;: new Date(2017,4,&quot;;RIGHT([.B605];1);&quot;,1,%d,0,0), &quot;&quot;finalLocation&quot;&quot;: &quot;&quot;&quot;;[.D605];&quot;&quot;&quot;&quot;;&quot;, &quot;&quot;finalRoom&quot;&quot;: &quot;&quot;&quot;;[.E605];&quot;&quot;&quot;},&quot;)" office:value-type="string" office:string-value="{&quot;courseName&quot;: &quot;CS&quot;, &quot;courseNum&quot;: 440, &quot;CRN&quot;: 29904, &quot;classTime&quot;: &quot;12:00 PM (MWF)&quot;,&quot;finalStart&quot;: new Date(2017,4,2,%d,%d,0,0), &quot;finalEnd&quot;: new Date(2017,4,2,1,%d,0,0), &quot;finalLocation&quot;: &quot;2LCF&quot;, &quot;finalRoom&quot;: &quot;F001&quot;}," calcext:value-type="string">
            <text:p>{"courseName": "CS", "courseNum": 440, "CRN": 29904, "classTime": "12:00 PM (MWF)","finalStart": new Date(2017,4,2,%d,%d,0,0), "finalEnd": new Date(2017,4,2,1,%d,0,0), "finalLocation": "2LCF", "finalRoom": "F001"},</text:p>
          </table:table-cell>
        </table:table-row>
        <table:table-row table:style-name="ro1">
          <table:table-cell office:value-type="string" calcext:value-type="string">
            <text:p>CS 440 - 2990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/>
          <table:table-cell table:formula="of:=CONCATENATE(&quot;{&quot;;&quot;&quot;&quot;courseName&quot;&quot;: &quot;; ;&quot;&quot;&quot;&quot;;MID([.A606];1;2);&quot;&quot;&quot;, &quot;&quot;courseNum&quot;&quot;: &quot;; MID([.A606];4;3); &quot;, &quot;&quot;CRN&quot;&quot;: &quot;; MID([.A606];10;5); &quot;, &quot;&quot;classTime&quot;&quot;: &quot;&quot;&quot;; MID([.A606]; 18; 15); &quot;&quot;&quot;,&quot;&quot;finalStart&quot;&quot;: new Date(2017,4,&quot;;RIGHT([.B606];1);&quot;,%d,%d,0,0), &quot;&quot;finalEnd&quot;&quot;: new Date(2017,4,&quot;;RIGHT([.B606];1);&quot;,1,%d,0,0), &quot;&quot;finalLocation&quot;&quot;: &quot;&quot;&quot;;[.D606];&quot;&quot;&quot;&quot;;&quot;, &quot;&quot;finalRoom&quot;&quot;: &quot;&quot;&quot;;[.E606];&quot;&quot;&quot;},&quot;)" office:value-type="string" office:string-value="{&quot;courseName&quot;: &quot;CS&quot;, &quot;courseNum&quot;: 440, &quot;CRN&quot;: 29905, &quot;classTime&quot;: &quot;12:00 PM (MWF)&quot;,&quot;finalStart&quot;: new Date(2017,4,2,%d,%d,0,0), &quot;finalEnd&quot;: new Date(2017,4,2,1,%d,0,0), &quot;finalLocation&quot;: &quot;2LCF&quot;, &quot;finalRoom&quot;: &quot;F001&quot;}," calcext:value-type="string">
            <text:p>{"courseName": "CS", "courseNum": 440, "CRN": 29905, "classTime": "12:00 PM (MWF)","finalStart": new Date(2017,4,2,%d,%d,0,0), "finalEnd": new Date(2017,4,2,1,%d,0,0), "finalLocation": "2LCF", "finalRoom": "F001"},</text:p>
          </table:table-cell>
        </table:table-row>
        <table:table-row table:style-name="ro1">
          <table:table-cell office:value-type="string" calcext:value-type="string">
            <text:p>CS 442 - 3378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607];1;2);&quot;&quot;&quot;, &quot;&quot;courseNum&quot;&quot;: &quot;; MID([.A607];4;3); &quot;, &quot;&quot;CRN&quot;&quot;: &quot;; MID([.A607];10;5); &quot;, &quot;&quot;classTime&quot;&quot;: &quot;&quot;&quot;; MID([.A607]; 18; 15); &quot;&quot;&quot;,&quot;&quot;finalStart&quot;&quot;: new Date(2017,4,&quot;;RIGHT([.B607];1);&quot;,%d,%d,0,0), &quot;&quot;finalEnd&quot;&quot;: new Date(2017,4,&quot;;RIGHT([.B607];1);&quot;,1,%d,0,0), &quot;&quot;finalLocation&quot;&quot;: &quot;&quot;&quot;;[.D607];&quot;&quot;&quot;&quot;;&quot;, &quot;&quot;finalRoom&quot;&quot;: &quot;&quot;&quot;;[.E607];&quot;&quot;&quot;},&quot;)" office:value-type="string" office:string-value="{&quot;courseName&quot;: &quot;CS&quot;, &quot;courseNum&quot;: 442, &quot;CRN&quot;: 33786, &quot;classTime&quot;: &quot;10:00 AM (MWF)&quot;,&quot;finalStart&quot;: new Date(2017,4,5,%d,%d,0,0), &quot;finalEnd&quot;: new Date(2017,4,5,1,%d,0,0), &quot;finalLocation&quot;: &quot;2LCF&quot;, &quot;finalRoom&quot;: &quot;F004&quot;}," calcext:value-type="string">
            <text:p>{"courseName": "CS", "courseNum": 442, "CRN": 33786, "classTime": "10:00 AM (MWF)","finalStart": new Date(2017,4,5,%d,%d,0,0), "finalEnd": new Date(2017,4,5,1,%d,0,0), "finalLocation": "2LCF", "finalRoom": "F004"},</text:p>
          </table:table-cell>
        </table:table-row>
        <table:table-row table:style-name="ro1">
          <table:table-cell office:value-type="string" calcext:value-type="string">
            <text:p>CS 442 - 3378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608];1;2);&quot;&quot;&quot;, &quot;&quot;courseNum&quot;&quot;: &quot;; MID([.A608];4;3); &quot;, &quot;&quot;CRN&quot;&quot;: &quot;; MID([.A608];10;5); &quot;, &quot;&quot;classTime&quot;&quot;: &quot;&quot;&quot;; MID([.A608]; 18; 15); &quot;&quot;&quot;,&quot;&quot;finalStart&quot;&quot;: new Date(2017,4,&quot;;RIGHT([.B608];1);&quot;,%d,%d,0,0), &quot;&quot;finalEnd&quot;&quot;: new Date(2017,4,&quot;;RIGHT([.B608];1);&quot;,1,%d,0,0), &quot;&quot;finalLocation&quot;&quot;: &quot;&quot;&quot;;[.D608];&quot;&quot;&quot;&quot;;&quot;, &quot;&quot;finalRoom&quot;&quot;: &quot;&quot;&quot;;[.E608];&quot;&quot;&quot;},&quot;)" office:value-type="string" office:string-value="{&quot;courseName&quot;: &quot;CS&quot;, &quot;courseNum&quot;: 442, &quot;CRN&quot;: 33785, &quot;classTime&quot;: &quot;10:00 AM (MWF)&quot;,&quot;finalStart&quot;: new Date(2017,4,5,%d,%d,0,0), &quot;finalEnd&quot;: new Date(2017,4,5,1,%d,0,0), &quot;finalLocation&quot;: &quot;2LCF&quot;, &quot;finalRoom&quot;: &quot;F004&quot;}," calcext:value-type="string">
            <text:p>{"courseName": "CS", "courseNum": 442, "CRN": 33785, "classTime": "10:00 AM (MWF)","finalStart": new Date(2017,4,5,%d,%d,0,0), "finalEnd": new Date(2017,4,5,1,%d,0,0), "finalLocation": "2LCF", "finalRoom": "F004"},</text:p>
          </table:table-cell>
        </table:table-row>
        <table:table-row table:style-name="ro1">
          <table:table-cell office:value-type="string" calcext:value-type="string">
            <text:p>CS 450 - 17432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CONCATENATE(&quot;{&quot;;&quot;&quot;&quot;courseName&quot;&quot;: &quot;; ;&quot;&quot;&quot;&quot;;MID([.A609];1;2);&quot;&quot;&quot;, &quot;&quot;courseNum&quot;&quot;: &quot;; MID([.A609];4;3); &quot;, &quot;&quot;CRN&quot;&quot;: &quot;; MID([.A609];10;5); &quot;, &quot;&quot;classTime&quot;&quot;: &quot;&quot;&quot;; MID([.A609]; 18; 15); &quot;&quot;&quot;,&quot;&quot;finalStart&quot;&quot;: new Date(2017,4,&quot;;RIGHT([.B609];1);&quot;,%d,%d,0,0), &quot;&quot;finalEnd&quot;&quot;: new Date(2017,4,&quot;;RIGHT([.B609];1);&quot;,1,%d,0,0), &quot;&quot;finalLocation&quot;&quot;: &quot;&quot;&quot;;[.D609];&quot;&quot;&quot;&quot;;&quot;, &quot;&quot;finalRoom&quot;&quot;: &quot;&quot;&quot;;[.E609];&quot;&quot;&quot;},&quot;)" office:value-type="string" office:string-value="{&quot;courseName&quot;: &quot;CS&quot;, &quot;courseNum&quot;: 450, &quot;CRN&quot;: 17432, &quot;classTime&quot;: &quot;3:00 PM (MWF)&quot;,&quot;finalStart&quot;: new Date(2017,4,1,%d,%d,0,0), &quot;finalEnd&quot;: new Date(2017,4,1,1,%d,0,0), &quot;finalLocation&quot;: &quot;2BH&quot;, &quot;finalRoom&quot;: &quot;209&quot;}," calcext:value-type="string">
            <text:p>{"courseName": "CS", "courseNum": 450, "CRN": 17432, "classTime": "3:00 PM (MWF)","finalStart": new Date(2017,4,1,%d,%d,0,0), "finalEnd": new Date(2017,4,1,1,%d,0,0), "finalLocation": "2BH", "finalRoom": "209"},</text:p>
          </table:table-cell>
        </table:table-row>
        <table:table-row table:style-name="ro1">
          <table:table-cell office:value-type="string" calcext:value-type="string">
            <text:p>CS 450 - 19163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CONCATENATE(&quot;{&quot;;&quot;&quot;&quot;courseName&quot;&quot;: &quot;; ;&quot;&quot;&quot;&quot;;MID([.A610];1;2);&quot;&quot;&quot;, &quot;&quot;courseNum&quot;&quot;: &quot;; MID([.A610];4;3); &quot;, &quot;&quot;CRN&quot;&quot;: &quot;; MID([.A610];10;5); &quot;, &quot;&quot;classTime&quot;&quot;: &quot;&quot;&quot;; MID([.A610]; 18; 15); &quot;&quot;&quot;,&quot;&quot;finalStart&quot;&quot;: new Date(2017,4,&quot;;RIGHT([.B610];1);&quot;,%d,%d,0,0), &quot;&quot;finalEnd&quot;&quot;: new Date(2017,4,&quot;;RIGHT([.B610];1);&quot;,1,%d,0,0), &quot;&quot;finalLocation&quot;&quot;: &quot;&quot;&quot;;[.D610];&quot;&quot;&quot;&quot;;&quot;, &quot;&quot;finalRoom&quot;&quot;: &quot;&quot;&quot;;[.E610];&quot;&quot;&quot;},&quot;)" office:value-type="string" office:string-value="{&quot;courseName&quot;: &quot;CS&quot;, &quot;courseNum&quot;: 450, &quot;CRN&quot;: 19163, &quot;classTime&quot;: &quot;3:00 PM (MWF)&quot;,&quot;finalStart&quot;: new Date(2017,4,1,%d,%d,0,0), &quot;finalEnd&quot;: new Date(2017,4,1,1,%d,0,0), &quot;finalLocation&quot;: &quot;2BH&quot;, &quot;finalRoom&quot;: &quot;209&quot;}," calcext:value-type="string">
            <text:p>{"courseName": "CS", "courseNum": 450, "CRN": 19163, "classTime": "3:00 PM (MWF)","finalStart": new Date(2017,4,1,%d,%d,0,0), "finalEnd": new Date(2017,4,1,1,%d,0,0), "finalLocation": "2BH", "finalRoom": "209"},</text:p>
          </table:table-cell>
        </table:table-row>
        <table:table-row table:style-name="ro1">
          <table:table-cell office:value-type="string" calcext:value-type="string">
            <text:p>CS 466 - 2669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/>
          <table:table-cell table:formula="of:=CONCATENATE(&quot;{&quot;;&quot;&quot;&quot;courseName&quot;&quot;: &quot;; ;&quot;&quot;&quot;&quot;;MID([.A611];1;2);&quot;&quot;&quot;, &quot;&quot;courseNum&quot;&quot;: &quot;; MID([.A611];4;3); &quot;, &quot;&quot;CRN&quot;&quot;: &quot;; MID([.A611];10;5); &quot;, &quot;&quot;classTime&quot;&quot;: &quot;&quot;&quot;; MID([.A611]; 18; 15); &quot;&quot;&quot;,&quot;&quot;finalStart&quot;&quot;: new Date(2017,4,&quot;;RIGHT([.B611];1);&quot;,%d,%d,0,0), &quot;&quot;finalEnd&quot;&quot;: new Date(2017,4,&quot;;RIGHT([.B611];1);&quot;,1,%d,0,0), &quot;&quot;finalLocation&quot;&quot;: &quot;&quot;&quot;;[.D611];&quot;&quot;&quot;&quot;;&quot;, &quot;&quot;finalRoom&quot;&quot;: &quot;&quot;&quot;;[.E611];&quot;&quot;&quot;},&quot;)" office:value-type="string" office:string-value="{&quot;courseName&quot;: &quot;CS&quot;, &quot;courseNum&quot;: 466, &quot;CRN&quot;: 26695, &quot;classTime&quot;: &quot;9:30 AM (TR)&quot;,&quot;finalStart&quot;: new Date(2017,4,3,%d,%d,0,0), &quot;finalEnd&quot;: new Date(2017,4,3,1,%d,0,0), &quot;finalLocation&quot;: &quot;2LCC&quot;, &quot;finalRoom&quot;: &quot;C003&quot;}," calcext:value-type="string">
            <text:p>{"courseName": "CS", "courseNum": 466, "CRN": 26695, "classTime": "9:30 AM (TR)","finalStart": new Date(2017,4,3,%d,%d,0,0), "finalEnd": new Date(2017,4,3,1,%d,0,0), "finalLocation": "2LCC", "finalRoom": "C003"},</text:p>
          </table:table-cell>
        </table:table-row>
        <table:table-row table:style-name="ro1">
          <table:table-cell office:value-type="string" calcext:value-type="string">
            <text:p>CS 466 - 2669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/>
          <table:table-cell table:formula="of:=CONCATENATE(&quot;{&quot;;&quot;&quot;&quot;courseName&quot;&quot;: &quot;; ;&quot;&quot;&quot;&quot;;MID([.A612];1;2);&quot;&quot;&quot;, &quot;&quot;courseNum&quot;&quot;: &quot;; MID([.A612];4;3); &quot;, &quot;&quot;CRN&quot;&quot;: &quot;; MID([.A612];10;5); &quot;, &quot;&quot;classTime&quot;&quot;: &quot;&quot;&quot;; MID([.A612]; 18; 15); &quot;&quot;&quot;,&quot;&quot;finalStart&quot;&quot;: new Date(2017,4,&quot;;RIGHT([.B612];1);&quot;,%d,%d,0,0), &quot;&quot;finalEnd&quot;&quot;: new Date(2017,4,&quot;;RIGHT([.B612];1);&quot;,1,%d,0,0), &quot;&quot;finalLocation&quot;&quot;: &quot;&quot;&quot;;[.D612];&quot;&quot;&quot;&quot;;&quot;, &quot;&quot;finalRoom&quot;&quot;: &quot;&quot;&quot;;[.E612];&quot;&quot;&quot;},&quot;)" office:value-type="string" office:string-value="{&quot;courseName&quot;: &quot;CS&quot;, &quot;courseNum&quot;: 466, &quot;CRN&quot;: 26694, &quot;classTime&quot;: &quot;9:30 AM (TR)&quot;,&quot;finalStart&quot;: new Date(2017,4,3,%d,%d,0,0), &quot;finalEnd&quot;: new Date(2017,4,3,1,%d,0,0), &quot;finalLocation&quot;: &quot;2LCC&quot;, &quot;finalRoom&quot;: &quot;C003&quot;}," calcext:value-type="string">
            <text:p>{"courseName": "CS", "courseNum": 466, "CRN": 26694, "classTime": "9:30 AM (TR)","finalStart": new Date(2017,4,3,%d,%d,0,0), "finalEnd": new Date(2017,4,3,1,%d,0,0), "finalLocation": "2LCC", "finalRoom": "C003"},</text:p>
          </table:table-cell>
        </table:table-row>
        <table:table-row table:style-name="ro1">
          <table:table-cell office:value-type="string" calcext:value-type="string">
            <text:p>CS 469 - 1916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/>
          <table:table-cell table:formula="of:=CONCATENATE(&quot;{&quot;;&quot;&quot;&quot;courseName&quot;&quot;: &quot;; ;&quot;&quot;&quot;&quot;;MID([.A613];1;2);&quot;&quot;&quot;, &quot;&quot;courseNum&quot;&quot;: &quot;; MID([.A613];4;3); &quot;, &quot;&quot;CRN&quot;&quot;: &quot;; MID([.A613];10;5); &quot;, &quot;&quot;classTime&quot;&quot;: &quot;&quot;&quot;; MID([.A613]; 18; 15); &quot;&quot;&quot;,&quot;&quot;finalStart&quot;&quot;: new Date(2017,4,&quot;;RIGHT([.B613];1);&quot;,%d,%d,0,0), &quot;&quot;finalEnd&quot;&quot;: new Date(2017,4,&quot;;RIGHT([.B613];1);&quot;,1,%d,0,0), &quot;&quot;finalLocation&quot;&quot;: &quot;&quot;&quot;;[.D613];&quot;&quot;&quot;&quot;;&quot;, &quot;&quot;finalRoom&quot;&quot;: &quot;&quot;&quot;;[.E613];&quot;&quot;&quot;},&quot;)" office:value-type="string" office:string-value="{&quot;courseName&quot;: &quot;CS&quot;, &quot;courseNum&quot;: 469, &quot;CRN&quot;: 19165, &quot;classTime&quot;: &quot;2:00 PM (TR)&quot;,&quot;finalStart&quot;: new Date(2017,4,3,%d,%d,0,0), &quot;finalEnd&quot;: new Date(2017,4,3,1,%d,0,0), &quot;finalLocation&quot;: &quot;2LCC&quot;, &quot;finalRoom&quot;: &quot;C001&quot;}," calcext:value-type="string">
            <text:p>{"courseName": "CS", "courseNum": 469, "CRN": 19165, "classTime": "2:00 PM (TR)","finalStart": new Date(2017,4,3,%d,%d,0,0), "finalEnd": new Date(2017,4,3,1,%d,0,0), "finalLocation": "2LCC", "finalRoom": "C001"},</text:p>
          </table:table-cell>
        </table:table-row>
        <table:table-row table:style-name="ro1">
          <table:table-cell office:value-type="string" calcext:value-type="string">
            <text:p>CS 469 - 1743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/>
          <table:table-cell table:formula="of:=CONCATENATE(&quot;{&quot;;&quot;&quot;&quot;courseName&quot;&quot;: &quot;; ;&quot;&quot;&quot;&quot;;MID([.A614];1;2);&quot;&quot;&quot;, &quot;&quot;courseNum&quot;&quot;: &quot;; MID([.A614];4;3); &quot;, &quot;&quot;CRN&quot;&quot;: &quot;; MID([.A614];10;5); &quot;, &quot;&quot;classTime&quot;&quot;: &quot;&quot;&quot;; MID([.A614]; 18; 15); &quot;&quot;&quot;,&quot;&quot;finalStart&quot;&quot;: new Date(2017,4,&quot;;RIGHT([.B614];1);&quot;,%d,%d,0,0), &quot;&quot;finalEnd&quot;&quot;: new Date(2017,4,&quot;;RIGHT([.B614];1);&quot;,1,%d,0,0), &quot;&quot;finalLocation&quot;&quot;: &quot;&quot;&quot;;[.D614];&quot;&quot;&quot;&quot;;&quot;, &quot;&quot;finalRoom&quot;&quot;: &quot;&quot;&quot;;[.E614];&quot;&quot;&quot;},&quot;)" office:value-type="string" office:string-value="{&quot;courseName&quot;: &quot;CS&quot;, &quot;courseNum&quot;: 469, &quot;CRN&quot;: 17434, &quot;classTime&quot;: &quot;2:00 PM (TR)&quot;,&quot;finalStart&quot;: new Date(2017,4,3,%d,%d,0,0), &quot;finalEnd&quot;: new Date(2017,4,3,1,%d,0,0), &quot;finalLocation&quot;: &quot;2LCC&quot;, &quot;finalRoom&quot;: &quot;C001&quot;}," calcext:value-type="string">
            <text:p>{"courseName": "CS", "courseNum": 469, "CRN": 17434, "classTime": "2:00 PM (TR)","finalStart": new Date(2017,4,3,%d,%d,0,0), "finalEnd": new Date(2017,4,3,1,%d,0,0), "finalLocation": "2LCC", "finalRoom": "C001"},</text:p>
          </table:table-cell>
        </table:table-row>
        <table:table-row table:style-name="ro1">
          <table:table-cell office:value-type="string" calcext:value-type="string">
            <text:p>CS 473 - 3984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CONCATENATE(&quot;{&quot;;&quot;&quot;&quot;courseName&quot;&quot;: &quot;; ;&quot;&quot;&quot;&quot;;MID([.A615];1;2);&quot;&quot;&quot;, &quot;&quot;courseNum&quot;&quot;: &quot;; MID([.A615];4;3); &quot;, &quot;&quot;CRN&quot;&quot;: &quot;; MID([.A615];10;5); &quot;, &quot;&quot;classTime&quot;&quot;: &quot;&quot;&quot;; MID([.A615]; 18; 15); &quot;&quot;&quot;,&quot;&quot;finalStart&quot;&quot;: new Date(2017,4,&quot;;RIGHT([.B615];1);&quot;,%d,%d,0,0), &quot;&quot;finalEnd&quot;&quot;: new Date(2017,4,&quot;;RIGHT([.B615];1);&quot;,1,%d,0,0), &quot;&quot;finalLocation&quot;&quot;: &quot;&quot;&quot;;[.D615];&quot;&quot;&quot;&quot;;&quot;, &quot;&quot;finalRoom&quot;&quot;: &quot;&quot;&quot;;[.E615];&quot;&quot;&quot;},&quot;)" office:value-type="string" office:string-value="{&quot;courseName&quot;: &quot;CS&quot;, &quot;courseNum&quot;: 473, &quot;CRN&quot;: 39849, &quot;classTime&quot;: &quot;12:30 PM (TR)&quot;,&quot;finalStart&quot;: new Date(2017,4,5,%d,%d,0,0), &quot;finalEnd&quot;: new Date(2017,4,5,1,%d,0,0), &quot;finalLocation&quot;: &quot;2SES&quot;, &quot;finalRoom&quot;: &quot;238&quot;}," calcext:value-type="string">
            <text:p>{"courseName": "CS", "courseNum": 473, "CRN": 39849, "classTime": "12:30 PM (TR)","finalStart": new Date(2017,4,5,%d,%d,0,0), "finalEnd": new Date(2017,4,5,1,%d,0,0), "finalLocation": "2SES", "finalRoom": "238"},</text:p>
          </table:table-cell>
        </table:table-row>
        <table:table-row table:style-name="ro1">
          <table:table-cell office:value-type="string" calcext:value-type="string">
            <text:p>CS 473 - 3985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CONCATENATE(&quot;{&quot;;&quot;&quot;&quot;courseName&quot;&quot;: &quot;; ;&quot;&quot;&quot;&quot;;MID([.A616];1;2);&quot;&quot;&quot;, &quot;&quot;courseNum&quot;&quot;: &quot;; MID([.A616];4;3); &quot;, &quot;&quot;CRN&quot;&quot;: &quot;; MID([.A616];10;5); &quot;, &quot;&quot;classTime&quot;&quot;: &quot;&quot;&quot;; MID([.A616]; 18; 15); &quot;&quot;&quot;,&quot;&quot;finalStart&quot;&quot;: new Date(2017,4,&quot;;RIGHT([.B616];1);&quot;,%d,%d,0,0), &quot;&quot;finalEnd&quot;&quot;: new Date(2017,4,&quot;;RIGHT([.B616];1);&quot;,1,%d,0,0), &quot;&quot;finalLocation&quot;&quot;: &quot;&quot;&quot;;[.D616];&quot;&quot;&quot;&quot;;&quot;, &quot;&quot;finalRoom&quot;&quot;: &quot;&quot;&quot;;[.E616];&quot;&quot;&quot;},&quot;)" office:value-type="string" office:string-value="{&quot;courseName&quot;: &quot;CS&quot;, &quot;courseNum&quot;: 473, &quot;CRN&quot;: 39850, &quot;classTime&quot;: &quot;12:30 PM (TR)&quot;,&quot;finalStart&quot;: new Date(2017,4,5,%d,%d,0,0), &quot;finalEnd&quot;: new Date(2017,4,5,1,%d,0,0), &quot;finalLocation&quot;: &quot;2SES&quot;, &quot;finalRoom&quot;: &quot;238&quot;}," calcext:value-type="string">
            <text:p>{"courseName": "CS", "courseNum": 473, "CRN": 39850, "classTime": "12:30 PM (TR)","finalStart": new Date(2017,4,5,%d,%d,0,0), "finalEnd": new Date(2017,4,5,1,%d,0,0), "finalLocation": "2SES", "finalRoom": "238"},</text:p>
          </table:table-cell>
        </table:table-row>
        <table:table-row table:style-name="ro1">
          <table:table-cell office:value-type="string" calcext:value-type="string">
            <text:p>CS 474 - 3861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{&quot;;&quot;&quot;&quot;courseName&quot;&quot;: &quot;; ;&quot;&quot;&quot;&quot;;MID([.A617];1;2);&quot;&quot;&quot;, &quot;&quot;courseNum&quot;&quot;: &quot;; MID([.A617];4;3); &quot;, &quot;&quot;CRN&quot;&quot;: &quot;; MID([.A617];10;5); &quot;, &quot;&quot;classTime&quot;&quot;: &quot;&quot;&quot;; MID([.A617]; 18; 15); &quot;&quot;&quot;,&quot;&quot;finalStart&quot;&quot;: new Date(2017,4,&quot;;RIGHT([.B617];1);&quot;,%d,%d,0,0), &quot;&quot;finalEnd&quot;&quot;: new Date(2017,4,&quot;;RIGHT([.B617];1);&quot;,1,%d,0,0), &quot;&quot;finalLocation&quot;&quot;: &quot;&quot;&quot;;[.D617];&quot;&quot;&quot;&quot;;&quot;, &quot;&quot;finalRoom&quot;&quot;: &quot;&quot;&quot;;[.E617];&quot;&quot;&quot;},&quot;)" office:value-type="string" office:string-value="{&quot;courseName&quot;: &quot;CS&quot;, &quot;courseNum&quot;: 474, &quot;CRN&quot;: 38617, &quot;classTime&quot;: &quot;2:00 PM (TR)&quot;,&quot;finalStart&quot;: new Date(2017,4,3,%d,%d,0,0), &quot;finalEnd&quot;: new Date(2017,4,3,1,%d,0,0), &quot;finalLocation&quot;: &quot;2BSB&quot;, &quot;finalRoom&quot;: &quot;145&quot;}," calcext:value-type="string">
            <text:p>{"courseName": "CS", "courseNum": 474, "CRN": 38617, "classTime": "2:00 PM (TR)","finalStart": new Date(2017,4,3,%d,%d,0,0), "finalEnd": new Date(2017,4,3,1,%d,0,0), "finalLocation": "2BSB", "finalRoom": "145"},</text:p>
          </table:table-cell>
        </table:table-row>
        <table:table-row table:style-name="ro1">
          <table:table-cell office:value-type="string" calcext:value-type="string">
            <text:p>CS 474 - 3861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{&quot;;&quot;&quot;&quot;courseName&quot;&quot;: &quot;; ;&quot;&quot;&quot;&quot;;MID([.A618];1;2);&quot;&quot;&quot;, &quot;&quot;courseNum&quot;&quot;: &quot;; MID([.A618];4;3); &quot;, &quot;&quot;CRN&quot;&quot;: &quot;; MID([.A618];10;5); &quot;, &quot;&quot;classTime&quot;&quot;: &quot;&quot;&quot;; MID([.A618]; 18; 15); &quot;&quot;&quot;,&quot;&quot;finalStart&quot;&quot;: new Date(2017,4,&quot;;RIGHT([.B618];1);&quot;,%d,%d,0,0), &quot;&quot;finalEnd&quot;&quot;: new Date(2017,4,&quot;;RIGHT([.B618];1);&quot;,1,%d,0,0), &quot;&quot;finalLocation&quot;&quot;: &quot;&quot;&quot;;[.D618];&quot;&quot;&quot;&quot;;&quot;, &quot;&quot;finalRoom&quot;&quot;: &quot;&quot;&quot;;[.E618];&quot;&quot;&quot;},&quot;)" office:value-type="string" office:string-value="{&quot;courseName&quot;: &quot;CS&quot;, &quot;courseNum&quot;: 474, &quot;CRN&quot;: 38616, &quot;classTime&quot;: &quot;2:00 PM (TR)&quot;,&quot;finalStart&quot;: new Date(2017,4,3,%d,%d,0,0), &quot;finalEnd&quot;: new Date(2017,4,3,1,%d,0,0), &quot;finalLocation&quot;: &quot;2BSB&quot;, &quot;finalRoom&quot;: &quot;145&quot;}," calcext:value-type="string">
            <text:p>{"courseName": "CS", "courseNum": 474, "CRN": 38616, "classTime": "2:00 PM (TR)","finalStart": new Date(2017,4,3,%d,%d,0,0), "finalEnd": new Date(2017,4,3,1,%d,0,0), "finalLocation": "2BSB", "finalRoom": "145"},</text:p>
          </table:table-cell>
        </table:table-row>
        <table:table-row table:style-name="ro1">
          <table:table-cell office:value-type="string" calcext:value-type="string">
            <text:p>CS 478 - 3763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{&quot;;&quot;&quot;&quot;courseName&quot;&quot;: &quot;; ;&quot;&quot;&quot;&quot;;MID([.A619];1;2);&quot;&quot;&quot;, &quot;&quot;courseNum&quot;&quot;: &quot;; MID([.A619];4;3); &quot;, &quot;&quot;CRN&quot;&quot;: &quot;; MID([.A619];10;5); &quot;, &quot;&quot;classTime&quot;&quot;: &quot;&quot;&quot;; MID([.A619]; 18; 15); &quot;&quot;&quot;,&quot;&quot;finalStart&quot;&quot;: new Date(2017,4,&quot;;RIGHT([.B619];1);&quot;,%d,%d,0,0), &quot;&quot;finalEnd&quot;&quot;: new Date(2017,4,&quot;;RIGHT([.B619];1);&quot;,1,%d,0,0), &quot;&quot;finalLocation&quot;&quot;: &quot;&quot;&quot;;[.D619];&quot;&quot;&quot;&quot;;&quot;, &quot;&quot;finalRoom&quot;&quot;: &quot;&quot;&quot;;[.E619];&quot;&quot;&quot;},&quot;)" office:value-type="string" office:string-value="{&quot;courseName&quot;: &quot;CS&quot;, &quot;courseNum&quot;: 478, &quot;CRN&quot;: 37634, &quot;classTime&quot;: &quot;3:30 PM (TR)&quot;,&quot;finalStart&quot;: new Date(2017,4,5,%d,%d,0,0), &quot;finalEnd&quot;: new Date(2017,4,5,1,%d,0,0), &quot;finalLocation&quot;: &quot;2BSB&quot;, &quot;finalRoom&quot;: &quot;145&quot;}," calcext:value-type="string">
            <text:p>{"courseName": "CS", "courseNum": 478, "CRN": 37634, "classTime": "3:30 PM (TR)","finalStart": new Date(2017,4,5,%d,%d,0,0), "finalEnd": new Date(2017,4,5,1,%d,0,0), "finalLocation": "2BSB", "finalRoom": "145"},</text:p>
          </table:table-cell>
        </table:table-row>
        <table:table-row table:style-name="ro1">
          <table:table-cell office:value-type="string" calcext:value-type="string">
            <text:p>CS 478 - 3763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&quot;{&quot;;&quot;&quot;&quot;courseName&quot;&quot;: &quot;; ;&quot;&quot;&quot;&quot;;MID([.A620];1;2);&quot;&quot;&quot;, &quot;&quot;courseNum&quot;&quot;: &quot;; MID([.A620];4;3); &quot;, &quot;&quot;CRN&quot;&quot;: &quot;; MID([.A620];10;5); &quot;, &quot;&quot;classTime&quot;&quot;: &quot;&quot;&quot;; MID([.A620]; 18; 15); &quot;&quot;&quot;,&quot;&quot;finalStart&quot;&quot;: new Date(2017,4,&quot;;RIGHT([.B620];1);&quot;,%d,%d,0,0), &quot;&quot;finalEnd&quot;&quot;: new Date(2017,4,&quot;;RIGHT([.B620];1);&quot;,1,%d,0,0), &quot;&quot;finalLocation&quot;&quot;: &quot;&quot;&quot;;[.D620];&quot;&quot;&quot;&quot;;&quot;, &quot;&quot;finalRoom&quot;&quot;: &quot;&quot;&quot;;[.E620];&quot;&quot;&quot;},&quot;)" office:value-type="string" office:string-value="{&quot;courseName&quot;: &quot;CS&quot;, &quot;courseNum&quot;: 478, &quot;CRN&quot;: 37633, &quot;classTime&quot;: &quot;3:30 PM (TR)&quot;,&quot;finalStart&quot;: new Date(2017,4,5,%d,%d,0,0), &quot;finalEnd&quot;: new Date(2017,4,5,1,%d,0,0), &quot;finalLocation&quot;: &quot;2BSB&quot;, &quot;finalRoom&quot;: &quot;145&quot;}," calcext:value-type="string">
            <text:p>{"courseName": "CS", "courseNum": 478, "CRN": 37633, "classTime": "3:30 PM (TR)","finalStart": new Date(2017,4,5,%d,%d,0,0), "finalEnd": new Date(2017,4,5,1,%d,0,0), "finalLocation": "2BSB", "finalRoom": "145"},</text:p>
          </table:table-cell>
        </table:table-row>
        <table:table-row table:style-name="ro1">
          <table:table-cell office:value-type="string" calcext:value-type="string">
            <text:p>CS 480 - 1743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621];1;2);&quot;&quot;&quot;, &quot;&quot;courseNum&quot;&quot;: &quot;; MID([.A621];4;3); &quot;, &quot;&quot;CRN&quot;&quot;: &quot;; MID([.A621];10;5); &quot;, &quot;&quot;classTime&quot;&quot;: &quot;&quot;&quot;; MID([.A621]; 18; 15); &quot;&quot;&quot;,&quot;&quot;finalStart&quot;&quot;: new Date(2017,4,&quot;;RIGHT([.B621];1);&quot;,%d,%d,0,0), &quot;&quot;finalEnd&quot;&quot;: new Date(2017,4,&quot;;RIGHT([.B621];1);&quot;,1,%d,0,0), &quot;&quot;finalLocation&quot;&quot;: &quot;&quot;&quot;;[.D621];&quot;&quot;&quot;&quot;;&quot;, &quot;&quot;finalRoom&quot;&quot;: &quot;&quot;&quot;;[.E621];&quot;&quot;&quot;},&quot;)" office:value-type="string" office:string-value="{&quot;courseName&quot;: &quot;CS&quot;, &quot;courseNum&quot;: 480, &quot;CRN&quot;: 17438, &quot;classTime&quot;: &quot;3:30 PM (TR)&quot;,&quot;finalStart&quot;: new Date(2017,4,5,%d,%d,0,0), &quot;finalEnd&quot;: new Date(2017,4,5,1,%d,0,0), &quot;finalLocation&quot;: &quot;2LCF&quot;, &quot;finalRoom&quot;: &quot;F004&quot;}," calcext:value-type="string">
            <text:p>{"courseName": "CS", "courseNum": 480, "CRN": 17438, "classTime": "3:30 PM (TR)","finalStart": new Date(2017,4,5,%d,%d,0,0), "finalEnd": new Date(2017,4,5,1,%d,0,0), "finalLocation": "2LCF", "finalRoom": "F004"},</text:p>
          </table:table-cell>
        </table:table-row>
        <table:table-row table:style-name="ro1">
          <table:table-cell office:value-type="string" calcext:value-type="string">
            <text:p>CS 480 - 1917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/>
          <table:table-cell table:formula="of:=CONCATENATE(&quot;{&quot;;&quot;&quot;&quot;courseName&quot;&quot;: &quot;; ;&quot;&quot;&quot;&quot;;MID([.A622];1;2);&quot;&quot;&quot;, &quot;&quot;courseNum&quot;&quot;: &quot;; MID([.A622];4;3); &quot;, &quot;&quot;CRN&quot;&quot;: &quot;; MID([.A622];10;5); &quot;, &quot;&quot;classTime&quot;&quot;: &quot;&quot;&quot;; MID([.A622]; 18; 15); &quot;&quot;&quot;,&quot;&quot;finalStart&quot;&quot;: new Date(2017,4,&quot;;RIGHT([.B622];1);&quot;,%d,%d,0,0), &quot;&quot;finalEnd&quot;&quot;: new Date(2017,4,&quot;;RIGHT([.B622];1);&quot;,1,%d,0,0), &quot;&quot;finalLocation&quot;&quot;: &quot;&quot;&quot;;[.D622];&quot;&quot;&quot;&quot;;&quot;, &quot;&quot;finalRoom&quot;&quot;: &quot;&quot;&quot;;[.E622];&quot;&quot;&quot;},&quot;)" office:value-type="string" office:string-value="{&quot;courseName&quot;: &quot;CS&quot;, &quot;courseNum&quot;: 480, &quot;CRN&quot;: 19171, &quot;classTime&quot;: &quot;3:30 PM (TR)&quot;,&quot;finalStart&quot;: new Date(2017,4,5,%d,%d,0,0), &quot;finalEnd&quot;: new Date(2017,4,5,1,%d,0,0), &quot;finalLocation&quot;: &quot;2LCF&quot;, &quot;finalRoom&quot;: &quot;F004&quot;}," calcext:value-type="string">
            <text:p>{"courseName": "CS", "courseNum": 480, "CRN": 19171, "classTime": "3:30 PM (TR)","finalStart": new Date(2017,4,5,%d,%d,0,0), "finalEnd": new Date(2017,4,5,1,%d,0,0), "finalLocation": "2LCF", "finalRoom": "F004"},</text:p>
          </table:table-cell>
        </table:table-row>
        <table:table-row table:style-name="ro1">
          <table:table-cell office:value-type="string" calcext:value-type="string">
            <text:p>CS 489 - 3832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23];1;2);&quot;&quot;&quot;, &quot;&quot;courseNum&quot;&quot;: &quot;; MID([.A623];4;3); &quot;, &quot;&quot;CRN&quot;&quot;: &quot;; MID([.A623];10;5); &quot;, &quot;&quot;classTime&quot;&quot;: &quot;&quot;&quot;; MID([.A623]; 18; 15); &quot;&quot;&quot;,&quot;&quot;finalStart&quot;&quot;: new Date(2017,4,&quot;;RIGHT([.B623];1);&quot;,%d,%d,0,0), &quot;&quot;finalEnd&quot;&quot;: new Date(2017,4,&quot;;RIGHT([.B623];1);&quot;,1,%d,0,0), &quot;&quot;finalLocation&quot;&quot;: &quot;&quot;&quot;;[.D623];&quot;&quot;&quot;&quot;;&quot;, &quot;&quot;finalRoom&quot;&quot;: &quot;&quot;&quot;;[.E623];&quot;&quot;&quot;},&quot;)" office:value-type="string" office:string-value="{&quot;courseName&quot;: &quot;CS&quot;, &quot;courseNum&quot;: 489, &quot;CRN&quot;: 38327, &quot;classTime&quot;: &quot;11:00 AM (TR)&quot;,&quot;finalStart&quot;: new Date(2017,4,1,%d,%d,0,0), &quot;finalEnd&quot;: new Date(2017,4,1,1,%d,0,0), &quot;finalLocation&quot;: &quot;2ERF&quot;, &quot;finalRoom&quot;: &quot;2068&quot;}," calcext:value-type="string">
            <text:p>{"courseName": "CS", "courseNum": 489, "CRN": 38327, "classTime": "11:00 AM (TR)","finalStart": new Date(2017,4,1,%d,%d,0,0), "finalEnd": new Date(2017,4,1,1,%d,0,0), "finalLocation": "2ERF", "finalRoom": "2068"},</text:p>
          </table:table-cell>
        </table:table-row>
        <table:table-row table:style-name="ro1">
          <table:table-cell office:value-type="string" calcext:value-type="string">
            <text:p>CS 489 - 3832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24];1;2);&quot;&quot;&quot;, &quot;&quot;courseNum&quot;&quot;: &quot;; MID([.A624];4;3); &quot;, &quot;&quot;CRN&quot;&quot;: &quot;; MID([.A624];10;5); &quot;, &quot;&quot;classTime&quot;&quot;: &quot;&quot;&quot;; MID([.A624]; 18; 15); &quot;&quot;&quot;,&quot;&quot;finalStart&quot;&quot;: new Date(2017,4,&quot;;RIGHT([.B624];1);&quot;,%d,%d,0,0), &quot;&quot;finalEnd&quot;&quot;: new Date(2017,4,&quot;;RIGHT([.B624];1);&quot;,1,%d,0,0), &quot;&quot;finalLocation&quot;&quot;: &quot;&quot;&quot;;[.D624];&quot;&quot;&quot;&quot;;&quot;, &quot;&quot;finalRoom&quot;&quot;: &quot;&quot;&quot;;[.E624];&quot;&quot;&quot;},&quot;)" office:value-type="string" office:string-value="{&quot;courseName&quot;: &quot;CS&quot;, &quot;courseNum&quot;: 489, &quot;CRN&quot;: 38328, &quot;classTime&quot;: &quot;11:00 AM (TR)&quot;,&quot;finalStart&quot;: new Date(2017,4,1,%d,%d,0,0), &quot;finalEnd&quot;: new Date(2017,4,1,1,%d,0,0), &quot;finalLocation&quot;: &quot;2ERF&quot;, &quot;finalRoom&quot;: &quot;2068&quot;}," calcext:value-type="string">
            <text:p>{"courseName": "CS", "courseNum": 489, "CRN": 38328, "classTime": "11:00 AM (TR)","finalStart": new Date(2017,4,1,%d,%d,0,0), "finalEnd": new Date(2017,4,1,1,%d,0,0), "finalLocation": "2ERF", "finalRoom": "2068"},</text:p>
          </table:table-cell>
        </table:table-row>
        <table:table-row table:style-name="ro1">
          <table:table-cell office:value-type="string" calcext:value-type="string">
            <text:p>CS 493 - 4011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/>
          <table:table-cell table:formula="of:=CONCATENATE(&quot;{&quot;;&quot;&quot;&quot;courseName&quot;&quot;: &quot;; ;&quot;&quot;&quot;&quot;;MID([.A625];1;2);&quot;&quot;&quot;, &quot;&quot;courseNum&quot;&quot;: &quot;; MID([.A625];4;3); &quot;, &quot;&quot;CRN&quot;&quot;: &quot;; MID([.A625];10;5); &quot;, &quot;&quot;classTime&quot;&quot;: &quot;&quot;&quot;; MID([.A625]; 18; 15); &quot;&quot;&quot;,&quot;&quot;finalStart&quot;&quot;: new Date(2017,4,&quot;;RIGHT([.B625];1);&quot;,%d,%d,0,0), &quot;&quot;finalEnd&quot;&quot;: new Date(2017,4,&quot;;RIGHT([.B625];1);&quot;,1,%d,0,0), &quot;&quot;finalLocation&quot;&quot;: &quot;&quot;&quot;;[.D625];&quot;&quot;&quot;&quot;;&quot;, &quot;&quot;finalRoom&quot;&quot;: &quot;&quot;&quot;;[.E625];&quot;&quot;&quot;},&quot;)" office:value-type="string" office:string-value="{&quot;courseName&quot;: &quot;CS&quot;, &quot;courseNum&quot;: 493, &quot;CRN&quot;: 40119, &quot;classTime&quot;: &quot;3:30 PM (TR)&quot;,&quot;finalStart&quot;: new Date(2017,4,5,%d,%d,0,0), &quot;finalEnd&quot;: new Date(2017,4,5,1,%d,0,0), &quot;finalLocation&quot;: &quot;2LCF&quot;, &quot;finalRoom&quot;: &quot;F006&quot;}," calcext:value-type="string">
            <text:p>{"courseName": "CS", "courseNum": 493, "CRN": 40119, "classTime": "3:30 PM (TR)","finalStart": new Date(2017,4,5,%d,%d,0,0), "finalEnd": new Date(2017,4,5,1,%d,0,0), "finalLocation": "2LCF", "finalRoom": "F006"},</text:p>
          </table:table-cell>
        </table:table-row>
        <table:table-row table:style-name="ro1">
          <table:table-cell office:value-type="string" calcext:value-type="string">
            <text:p>CS 493 - 4012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/>
          <table:table-cell table:formula="of:=CONCATENATE(&quot;{&quot;;&quot;&quot;&quot;courseName&quot;&quot;: &quot;; ;&quot;&quot;&quot;&quot;;MID([.A626];1;2);&quot;&quot;&quot;, &quot;&quot;courseNum&quot;&quot;: &quot;; MID([.A626];4;3); &quot;, &quot;&quot;CRN&quot;&quot;: &quot;; MID([.A626];10;5); &quot;, &quot;&quot;classTime&quot;&quot;: &quot;&quot;&quot;; MID([.A626]; 18; 15); &quot;&quot;&quot;,&quot;&quot;finalStart&quot;&quot;: new Date(2017,4,&quot;;RIGHT([.B626];1);&quot;,%d,%d,0,0), &quot;&quot;finalEnd&quot;&quot;: new Date(2017,4,&quot;;RIGHT([.B626];1);&quot;,1,%d,0,0), &quot;&quot;finalLocation&quot;&quot;: &quot;&quot;&quot;;[.D626];&quot;&quot;&quot;&quot;;&quot;, &quot;&quot;finalRoom&quot;&quot;: &quot;&quot;&quot;;[.E626];&quot;&quot;&quot;},&quot;)" office:value-type="string" office:string-value="{&quot;courseName&quot;: &quot;CS&quot;, &quot;courseNum&quot;: 493, &quot;CRN&quot;: 40120, &quot;classTime&quot;: &quot;3:30 PM (TR)&quot;,&quot;finalStart&quot;: new Date(2017,4,5,%d,%d,0,0), &quot;finalEnd&quot;: new Date(2017,4,5,1,%d,0,0), &quot;finalLocation&quot;: &quot;2LCF&quot;, &quot;finalRoom&quot;: &quot;F006&quot;}," calcext:value-type="string">
            <text:p>{"courseName": "CS", "courseNum": 493, "CRN": 40120, "classTime": "3:30 PM (TR)","finalStart": new Date(2017,4,5,%d,%d,0,0), "finalEnd": new Date(2017,4,5,1,%d,0,0), "finalLocation": "2LCF", "finalRoom": "F006"},</text:p>
          </table:table-cell>
        </table:table-row>
        <table:table-row table:style-name="ro1">
          <table:table-cell office:value-type="string" calcext:value-type="string">
            <text:p>CS 501 - 3378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CONCATENATE(&quot;{&quot;;&quot;&quot;&quot;courseName&quot;&quot;: &quot;; ;&quot;&quot;&quot;&quot;;MID([.A627];1;2);&quot;&quot;&quot;, &quot;&quot;courseNum&quot;&quot;: &quot;; MID([.A627];4;3); &quot;, &quot;&quot;CRN&quot;&quot;: &quot;; MID([.A627];10;5); &quot;, &quot;&quot;classTime&quot;&quot;: &quot;&quot;&quot;; MID([.A627]; 18; 15); &quot;&quot;&quot;,&quot;&quot;finalStart&quot;&quot;: new Date(2017,4,&quot;;RIGHT([.B627];1);&quot;,%d,%d,0,0), &quot;&quot;finalEnd&quot;&quot;: new Date(2017,4,&quot;;RIGHT([.B627];1);&quot;,1,%d,0,0), &quot;&quot;finalLocation&quot;&quot;: &quot;&quot;&quot;;[.D627];&quot;&quot;&quot;&quot;;&quot;, &quot;&quot;finalRoom&quot;&quot;: &quot;&quot;&quot;;[.E627];&quot;&quot;&quot;},&quot;)" office:value-type="string" office:string-value="{&quot;courseName&quot;: &quot;CS&quot;, &quot;courseNum&quot;: 501, &quot;CRN&quot;: 33788, &quot;classTime&quot;: &quot;11:00 AM (MWF)&quot;,&quot;finalStart&quot;: new Date(2017,4,4,%d,%d,0,0), &quot;finalEnd&quot;: new Date(2017,4,4,1,%d,0,0), &quot;finalLocation&quot;: &quot;2TH&quot;, &quot;finalRoom&quot;: &quot;216&quot;}," calcext:value-type="string">
            <text:p>{"courseName": "CS", "courseNum": 501, "CRN": 33788, "classTime": "11:00 AM (MWF)","finalStart": new Date(2017,4,4,%d,%d,0,0), "finalEnd": new Date(2017,4,4,1,%d,0,0), "finalLocation": "2TH", "finalRoom": "216"},</text:p>
          </table:table-cell>
        </table:table-row>
        <table:table-row table:style-name="ro1">
          <table:table-cell office:value-type="string" calcext:value-type="string">
            <text:p>CS 502 - 2310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&quot;{&quot;;&quot;&quot;&quot;courseName&quot;&quot;: &quot;; ;&quot;&quot;&quot;&quot;;MID([.A628];1;2);&quot;&quot;&quot;, &quot;&quot;courseNum&quot;&quot;: &quot;; MID([.A628];4;3); &quot;, &quot;&quot;CRN&quot;&quot;: &quot;; MID([.A628];10;5); &quot;, &quot;&quot;classTime&quot;&quot;: &quot;&quot;&quot;; MID([.A628]; 18; 15); &quot;&quot;&quot;,&quot;&quot;finalStart&quot;&quot;: new Date(2017,4,&quot;;RIGHT([.B628];1);&quot;,%d,%d,0,0), &quot;&quot;finalEnd&quot;&quot;: new Date(2017,4,&quot;;RIGHT([.B628];1);&quot;,1,%d,0,0), &quot;&quot;finalLocation&quot;&quot;: &quot;&quot;&quot;;[.D628];&quot;&quot;&quot;&quot;;&quot;, &quot;&quot;finalRoom&quot;&quot;: &quot;&quot;&quot;;[.E628];&quot;&quot;&quot;},&quot;)" office:value-type="string" office:string-value="{&quot;courseName&quot;: &quot;CS&quot;, &quot;courseNum&quot;: 502, &quot;CRN&quot;: 23104, &quot;classTime&quot;: &quot;2:00 PM (TR)&quot;,&quot;finalStart&quot;: new Date(2017,4,3,%d,%d,0,0), &quot;finalEnd&quot;: new Date(2017,4,3,1,%d,0,0), &quot;finalLocation&quot;: &quot;2TH&quot;, &quot;finalRoom&quot;: &quot;117&quot;}," calcext:value-type="string">
            <text:p>{"courseName": "CS", "courseNum": 502, "CRN": 23104, "classTime": "2:00 PM (TR)","finalStart": new Date(2017,4,3,%d,%d,0,0), "finalEnd": new Date(2017,4,3,1,%d,0,0), "finalLocation": "2TH", "finalRoom": "117"},</text:p>
          </table:table-cell>
        </table:table-row>
        <table:table-row table:style-name="ro1">
          <table:table-cell office:value-type="string" calcext:value-type="string">
            <text:p>CS 511 - 1744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{&quot;;&quot;&quot;&quot;courseName&quot;&quot;: &quot;; ;&quot;&quot;&quot;&quot;;MID([.A629];1;2);&quot;&quot;&quot;, &quot;&quot;courseNum&quot;&quot;: &quot;; MID([.A629];4;3); &quot;, &quot;&quot;CRN&quot;&quot;: &quot;; MID([.A629];10;5); &quot;, &quot;&quot;classTime&quot;&quot;: &quot;&quot;&quot;; MID([.A629]; 18; 15); &quot;&quot;&quot;,&quot;&quot;finalStart&quot;&quot;: new Date(2017,4,&quot;;RIGHT([.B629];1);&quot;,%d,%d,0,0), &quot;&quot;finalEnd&quot;&quot;: new Date(2017,4,&quot;;RIGHT([.B629];1);&quot;,1,%d,0,0), &quot;&quot;finalLocation&quot;&quot;: &quot;&quot;&quot;;[.D629];&quot;&quot;&quot;&quot;;&quot;, &quot;&quot;finalRoom&quot;&quot;: &quot;&quot;&quot;;[.E629];&quot;&quot;&quot;},&quot;)" office:value-type="string" office:string-value="{&quot;courseName&quot;: &quot;CS&quot;, &quot;courseNum&quot;: 511, &quot;CRN&quot;: 17442, &quot;classTime&quot;: &quot;11:00 AM (MWF)&quot;,&quot;finalStart&quot;: new Date(2017,4,4,%d,%d,0,0), &quot;finalEnd&quot;: new Date(2017,4,4,1,%d,0,0), &quot;finalLocation&quot;: &quot;2SES&quot;, &quot;finalRoom&quot;: &quot;170&quot;}," calcext:value-type="string">
            <text:p>{"courseName": "CS", "courseNum": 511, "CRN": 17442, "classTime": "11:00 AM (MWF)","finalStart": new Date(2017,4,4,%d,%d,0,0), "finalEnd": new Date(2017,4,4,1,%d,0,0), "finalLocation": "2SES", "finalRoom": "170"},</text:p>
          </table:table-cell>
        </table:table-row>
        <table:table-row table:style-name="ro1">
          <table:table-cell office:value-type="string" calcext:value-type="string">
            <text:p>CS 514 - 3861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{&quot;;&quot;&quot;&quot;courseName&quot;&quot;: &quot;; ;&quot;&quot;&quot;&quot;;MID([.A630];1;2);&quot;&quot;&quot;, &quot;&quot;courseNum&quot;&quot;: &quot;; MID([.A630];4;3); &quot;, &quot;&quot;CRN&quot;&quot;: &quot;; MID([.A630];10;5); &quot;, &quot;&quot;classTime&quot;&quot;: &quot;&quot;&quot;; MID([.A630]; 18; 15); &quot;&quot;&quot;,&quot;&quot;finalStart&quot;&quot;: new Date(2017,4,&quot;;RIGHT([.B630];1);&quot;,%d,%d,0,0), &quot;&quot;finalEnd&quot;&quot;: new Date(2017,4,&quot;;RIGHT([.B630];1);&quot;,1,%d,0,0), &quot;&quot;finalLocation&quot;&quot;: &quot;&quot;&quot;;[.D630];&quot;&quot;&quot;&quot;;&quot;, &quot;&quot;finalRoom&quot;&quot;: &quot;&quot;&quot;;[.E630];&quot;&quot;&quot;},&quot;)" office:value-type="string" office:string-value="{&quot;courseName&quot;: &quot;CS&quot;, &quot;courseNum&quot;: 514, &quot;CRN&quot;: 38618, &quot;classTime&quot;: &quot;10:00 AM (MWF)&quot;,&quot;finalStart&quot;: new Date(2017,4,5,%d,%d,0,0), &quot;finalEnd&quot;: new Date(2017,4,5,1,%d,0,0), &quot;finalLocation&quot;: &quot;2SES&quot;, &quot;finalRoom&quot;: &quot;170&quot;}," calcext:value-type="string">
            <text:p>{"courseName": "CS", "courseNum": 514, "CRN": 38618, "classTime": "10:00 AM (MWF)","finalStart": new Date(2017,4,5,%d,%d,0,0), "finalEnd": new Date(2017,4,5,1,%d,0,0), "finalLocation": "2SES", "finalRoom": "170"},</text:p>
          </table:table-cell>
        </table:table-row>
        <table:table-row table:style-name="ro1">
          <table:table-cell office:value-type="string" calcext:value-type="string">
            <text:p>CS 522 - 3938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CONCATENATE(&quot;{&quot;;&quot;&quot;&quot;courseName&quot;&quot;: &quot;; ;&quot;&quot;&quot;&quot;;MID([.A631];1;2);&quot;&quot;&quot;, &quot;&quot;courseNum&quot;&quot;: &quot;; MID([.A631];4;3); &quot;, &quot;&quot;CRN&quot;&quot;: &quot;; MID([.A631];10;5); &quot;, &quot;&quot;classTime&quot;&quot;: &quot;&quot;&quot;; MID([.A631]; 18; 15); &quot;&quot;&quot;,&quot;&quot;finalStart&quot;&quot;: new Date(2017,4,&quot;;RIGHT([.B631];1);&quot;,%d,%d,0,0), &quot;&quot;finalEnd&quot;&quot;: new Date(2017,4,&quot;;RIGHT([.B631];1);&quot;,1,%d,0,0), &quot;&quot;finalLocation&quot;&quot;: &quot;&quot;&quot;;[.D631];&quot;&quot;&quot;&quot;;&quot;, &quot;&quot;finalRoom&quot;&quot;: &quot;&quot;&quot;;[.E631];&quot;&quot;&quot;},&quot;)" office:value-type="string" office:string-value="{&quot;courseName&quot;: &quot;CS&quot;, &quot;courseNum&quot;: 522, &quot;CRN&quot;: 39385, &quot;classTime&quot;: &quot;12:30 PM (TR)&quot;,&quot;finalStart&quot;: new Date(2017,4,5,%d,%d,0,0), &quot;finalEnd&quot;: new Date(2017,4,5,1,%d,0,0), &quot;finalLocation&quot;: &quot;2ERF&quot;, &quot;finalRoom&quot;: &quot;2068&quot;}," calcext:value-type="string">
            <text:p>{"courseName": "CS", "courseNum": 522, "CRN": 39385, "classTime": "12:30 PM (TR)","finalStart": new Date(2017,4,5,%d,%d,0,0), "finalEnd": new Date(2017,4,5,1,%d,0,0), "finalLocation": "2ERF", "finalRoom": "2068"},</text:p>
          </table:table-cell>
        </table:table-row>
        <table:table-row table:style-name="ro1">
          <table:table-cell office:value-type="string" calcext:value-type="string">
            <text:p>CS 553 - 3124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CONCATENATE(&quot;{&quot;;&quot;&quot;&quot;courseName&quot;&quot;: &quot;; ;&quot;&quot;&quot;&quot;;MID([.A632];1;2);&quot;&quot;&quot;, &quot;&quot;courseNum&quot;&quot;: &quot;; MID([.A632];4;3); &quot;, &quot;&quot;CRN&quot;&quot;: &quot;; MID([.A632];10;5); &quot;, &quot;&quot;classTime&quot;&quot;: &quot;&quot;&quot;; MID([.A632]; 18; 15); &quot;&quot;&quot;,&quot;&quot;finalStart&quot;&quot;: new Date(2017,4,&quot;;RIGHT([.B632];1);&quot;,%d,%d,0,0), &quot;&quot;finalEnd&quot;&quot;: new Date(2017,4,&quot;;RIGHT([.B632];1);&quot;,1,%d,0,0), &quot;&quot;finalLocation&quot;&quot;: &quot;&quot;&quot;;[.D632];&quot;&quot;&quot;&quot;;&quot;, &quot;&quot;finalRoom&quot;&quot;: &quot;&quot;&quot;;[.E632];&quot;&quot;&quot;},&quot;)" office:value-type="string" office:string-value="{&quot;courseName&quot;: &quot;CS&quot;, &quot;courseNum&quot;: 553, &quot;CRN&quot;: 31243, &quot;classTime&quot;: &quot;2:00 PM (TR)&quot;,&quot;finalStart&quot;: new Date(2017,4,3,%d,%d,0,0), &quot;finalEnd&quot;: new Date(2017,4,3,1,%d,0,0), &quot;finalLocation&quot;: &quot;2LH&quot;, &quot;finalRoom&quot;: &quot;210&quot;}," calcext:value-type="string">
            <text:p>{"courseName": "CS", "courseNum": 553, "CRN": 31243, "classTime": "2:00 PM (TR)","finalStart": new Date(2017,4,3,%d,%d,0,0), "finalEnd": new Date(2017,4,3,1,%d,0,0), "finalLocation": "2LH", "finalRoom": "210"},</text:p>
          </table:table-cell>
        </table:table-row>
        <table:table-row table:style-name="ro1">
          <table:table-cell office:value-type="string" calcext:value-type="string">
            <text:p>CS 569 - 2702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CONCATENATE(&quot;{&quot;;&quot;&quot;&quot;courseName&quot;&quot;: &quot;; ;&quot;&quot;&quot;&quot;;MID([.A633];1;2);&quot;&quot;&quot;, &quot;&quot;courseNum&quot;&quot;: &quot;; MID([.A633];4;3); &quot;, &quot;&quot;CRN&quot;&quot;: &quot;; MID([.A633];10;5); &quot;, &quot;&quot;classTime&quot;&quot;: &quot;&quot;&quot;; MID([.A633]; 18; 15); &quot;&quot;&quot;,&quot;&quot;finalStart&quot;&quot;: new Date(2017,4,&quot;;RIGHT([.B633];1);&quot;,%d,%d,0,0), &quot;&quot;finalEnd&quot;&quot;: new Date(2017,4,&quot;;RIGHT([.B633];1);&quot;,1,%d,0,0), &quot;&quot;finalLocation&quot;&quot;: &quot;&quot;&quot;;[.D633];&quot;&quot;&quot;&quot;;&quot;, &quot;&quot;finalRoom&quot;&quot;: &quot;&quot;&quot;;[.E633];&quot;&quot;&quot;},&quot;)" office:value-type="string" office:string-value="{&quot;courseName&quot;: &quot;CS&quot;, &quot;courseNum&quot;: 569, &quot;CRN&quot;: 27021, &quot;classTime&quot;: &quot;11:00 AM (TR)&quot;,&quot;finalStart&quot;: new Date(2017,4,1,%d,%d,0,0), &quot;finalEnd&quot;: new Date(2017,4,1,1,%d,0,0), &quot;finalLocation&quot;: &quot;2LH&quot;, &quot;finalRoom&quot;: &quot;312&quot;}," calcext:value-type="string">
            <text:p>{"courseName": "CS", "courseNum": 569, "CRN": 27021, "classTime": "11:00 AM (TR)","finalStart": new Date(2017,4,1,%d,%d,0,0), "finalEnd": new Date(2017,4,1,1,%d,0,0), "finalLocation": "2LH", "finalRoom": "312"},</text:p>
          </table:table-cell>
        </table:table-row>
        <table:table-row table:style-name="ro1">
          <table:table-cell office:value-type="string" calcext:value-type="string">
            <text:p>CS 581 - 28655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{&quot;;&quot;&quot;&quot;courseName&quot;&quot;: &quot;; ;&quot;&quot;&quot;&quot;;MID([.A634];1;2);&quot;&quot;&quot;, &quot;&quot;courseNum&quot;&quot;: &quot;; MID([.A634];4;3); &quot;, &quot;&quot;CRN&quot;&quot;: &quot;; MID([.A634];10;5); &quot;, &quot;&quot;classTime&quot;&quot;: &quot;&quot;&quot;; MID([.A634]; 18; 15); &quot;&quot;&quot;,&quot;&quot;finalStart&quot;&quot;: new Date(2017,4,&quot;;RIGHT([.B634];1);&quot;,%d,%d,0,0), &quot;&quot;finalEnd&quot;&quot;: new Date(2017,4,&quot;;RIGHT([.B634];1);&quot;,1,%d,0,0), &quot;&quot;finalLocation&quot;&quot;: &quot;&quot;&quot;;[.D634];&quot;&quot;&quot;&quot;;&quot;, &quot;&quot;finalRoom&quot;&quot;: &quot;&quot;&quot;;[.E634];&quot;&quot;&quot;},&quot;)" office:value-type="string" office:string-value="{&quot;courseName&quot;: &quot;CS&quot;, &quot;courseNum&quot;: 581, &quot;CRN&quot;: 28655, &quot;classTime&quot;: &quot;2:00 PM (MW)&quot;,&quot;finalStart&quot;: new Date(2017,4,3,%d,%d,0,0), &quot;finalEnd&quot;: new Date(2017,4,3,1,%d,0,0), &quot;finalLocation&quot;: &quot;2SES&quot;, &quot;finalRoom&quot;: &quot;170&quot;}," calcext:value-type="string">
            <text:p>{"courseName": "CS", "courseNum": 581, "CRN": 28655, "classTime": "2:00 PM (MW)","finalStart": new Date(2017,4,3,%d,%d,0,0), "finalEnd": new Date(2017,4,3,1,%d,0,0), "finalLocation": "2SES", "finalRoom": "170"},</text:p>
          </table:table-cell>
        </table:table-row>
        <table:table-row table:style-name="ro1">
          <table:table-cell office:value-type="string" calcext:value-type="string">
            <text:p>CS 583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mbined Section Final</text:p>
          </table:table-cell>
          <table:table-cell table:formula="of:=CONCATENATE(&quot;{&quot;;&quot;&quot;&quot;courseName&quot;&quot;: &quot;; ;&quot;&quot;&quot;&quot;;MID([.A635];1;2);&quot;&quot;&quot;, &quot;&quot;courseNum&quot;&quot;: &quot;; MID([.A635];4;3); &quot;, &quot;&quot;CRN&quot;&quot;: &quot;; MID([.A635];10;5); &quot;, &quot;&quot;classTime&quot;&quot;: &quot;&quot;&quot;; MID([.A635]; 18; 15); &quot;&quot;&quot;,&quot;&quot;finalStart&quot;&quot;: new Date(2017,4,&quot;;RIGHT([.B635];1);&quot;,%d,%d,0,0), &quot;&quot;finalEnd&quot;&quot;: new Date(2017,4,&quot;;RIGHT([.B635];1);&quot;,1,%d,0,0), &quot;&quot;finalLocation&quot;&quot;: &quot;&quot;&quot;;[.D635];&quot;&quot;&quot;&quot;;&quot;, &quot;&quot;finalRoom&quot;&quot;: &quot;&quot;&quot;;[.E635];&quot;&quot;&quot;},&quot;)" office:value-type="string" office:string-value="{&quot;courseName&quot;: &quot;CS&quot;, &quot;courseNum&quot;: 583, &quot;CRN&quot;: ALL, &quot;classTime&quot;: &quot;&quot;,&quot;finalStart&quot;: new Date(2017,4,3,%d,%d,0,0), &quot;finalEnd&quot;: new Date(2017,4,3,1,%d,0,0), &quot;finalLocation&quot;: &quot;2SES&quot;, &quot;finalRoom&quot;: &quot;130&quot;}," calcext:value-type="string">
            <text:p>{"courseName": "CS", "courseNum": 583, "CRN": ALL, "classTime": "","finalStart": new Date(2017,4,3,%d,%d,0,0), "finalEnd": new Date(2017,4,3,1,%d,0,0), "finalLocation": "2SES", "finalRoom": "130"},</text:p>
          </table:table-cell>
        </table:table-row>
        <table:table-row table:style-name="ro1">
          <table:table-cell office:value-type="string" calcext:value-type="string">
            <text:p>CS 588 - 38552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NCATENATE(&quot;{&quot;;&quot;&quot;&quot;courseName&quot;&quot;: &quot;; ;&quot;&quot;&quot;&quot;;MID([.A636];1;2);&quot;&quot;&quot;, &quot;&quot;courseNum&quot;&quot;: &quot;; MID([.A636];4;3); &quot;, &quot;&quot;CRN&quot;&quot;: &quot;; MID([.A636];10;5); &quot;, &quot;&quot;classTime&quot;&quot;: &quot;&quot;&quot;; MID([.A636]; 18; 15); &quot;&quot;&quot;,&quot;&quot;finalStart&quot;&quot;: new Date(2017,4,&quot;;RIGHT([.B636];1);&quot;,%d,%d,0,0), &quot;&quot;finalEnd&quot;&quot;: new Date(2017,4,&quot;;RIGHT([.B636];1);&quot;,1,%d,0,0), &quot;&quot;finalLocation&quot;&quot;: &quot;&quot;&quot;;[.D636];&quot;&quot;&quot;&quot;;&quot;, &quot;&quot;finalRoom&quot;&quot;: &quot;&quot;&quot;;[.E636];&quot;&quot;&quot;},&quot;)" office:value-type="string" office:string-value="{&quot;courseName&quot;: &quot;CS&quot;, &quot;courseNum&quot;: 588, &quot;CRN&quot;: 38552, &quot;classTime&quot;: &quot;3:00 PM (MW)&quot;,&quot;finalStart&quot;: new Date(2017,4,1,%d,%d,0,0), &quot;finalEnd&quot;: new Date(2017,4,1,1,%d,0,0), &quot;finalLocation&quot;: &quot;2SES&quot;, &quot;finalRoom&quot;: &quot;138&quot;}," calcext:value-type="string">
            <text:p>{"courseName": "CS", "courseNum": 588, "CRN": 38552, "classTime": "3:00 PM (MW)","finalStart": new Date(2017,4,1,%d,%d,0,0), "finalEnd": new Date(2017,4,1,1,%d,0,0), "finalLocation": "2SES", "finalRoom": "138"},</text:p>
          </table:table-cell>
        </table:table-row>
        <table:table-row table:style-name="ro1">
          <table:table-cell office:value-type="string" calcext:value-type="string">
            <text:p>CS 590 - 34836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&quot;{&quot;;&quot;&quot;&quot;courseName&quot;&quot;: &quot;; ;&quot;&quot;&quot;&quot;;MID([.A637];1;2);&quot;&quot;&quot;, &quot;&quot;courseNum&quot;&quot;: &quot;; MID([.A637];4;3); &quot;, &quot;&quot;CRN&quot;&quot;: &quot;; MID([.A637];10;5); &quot;, &quot;&quot;classTime&quot;&quot;: &quot;&quot;&quot;; MID([.A637]; 18; 15); &quot;&quot;&quot;,&quot;&quot;finalStart&quot;&quot;: new Date(2017,4,&quot;;RIGHT([.B637];1);&quot;,%d,%d,0,0), &quot;&quot;finalEnd&quot;&quot;: new Date(2017,4,&quot;;RIGHT([.B637];1);&quot;,1,%d,0,0), &quot;&quot;finalLocation&quot;&quot;: &quot;&quot;&quot;;[.D637];&quot;&quot;&quot;&quot;;&quot;, &quot;&quot;finalRoom&quot;&quot;: &quot;&quot;&quot;;[.E637];&quot;&quot;&quot;},&quot;)" office:value-type="string" office:string-value="{&quot;courseName&quot;: &quot;CS&quot;, &quot;courseNum&quot;: 590, &quot;CRN&quot;: 34836, &quot;classTime&quot;: &quot;3:30 PM (M)&quot;,&quot;finalStart&quot;: new Date(2017,4,1,%d,%d,0,0), &quot;finalEnd&quot;: new Date(2017,4,1,1,%d,0,0), &quot;finalLocation&quot;: &quot;2SES&quot;, &quot;finalRoom&quot;: &quot;170&quot;}," calcext:value-type="string">
            <text:p>{"courseName": "CS", "courseNum": 590, "CRN": 34836, "classTime": "3:30 PM (M)","finalStart": new Date(2017,4,1,%d,%d,0,0), "finalEnd": new Date(2017,4,1,1,%d,0,0), "finalLocation": "2SES", "finalRoom": "170"},</text:p>
          </table:table-cell>
        </table:table-row>
        <table:table-row table:style-name="ro1">
          <table:table-cell office:value-type="string" calcext:value-type="string">
            <text:p>CS 594 - 3379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CONCATENATE(&quot;{&quot;;&quot;&quot;&quot;courseName&quot;&quot;: &quot;; ;&quot;&quot;&quot;&quot;;MID([.A638];1;2);&quot;&quot;&quot;, &quot;&quot;courseNum&quot;&quot;: &quot;; MID([.A638];4;3); &quot;, &quot;&quot;CRN&quot;&quot;: &quot;; MID([.A638];10;5); &quot;, &quot;&quot;classTime&quot;&quot;: &quot;&quot;&quot;; MID([.A638]; 18; 15); &quot;&quot;&quot;,&quot;&quot;finalStart&quot;&quot;: new Date(2017,4,&quot;;RIGHT([.B638];1);&quot;,%d,%d,0,0), &quot;&quot;finalEnd&quot;&quot;: new Date(2017,4,&quot;;RIGHT([.B638];1);&quot;,1,%d,0,0), &quot;&quot;finalLocation&quot;&quot;: &quot;&quot;&quot;;[.D638];&quot;&quot;&quot;&quot;;&quot;, &quot;&quot;finalRoom&quot;&quot;: &quot;&quot;&quot;;[.E638];&quot;&quot;&quot;},&quot;)" office:value-type="string" office:string-value="{&quot;courseName&quot;: &quot;CS&quot;, &quot;courseNum&quot;: 594, &quot;CRN&quot;: 33792, &quot;classTime&quot;: &quot;3:30 PM (TR)&quot;,&quot;finalStart&quot;: new Date(2017,4,5,%d,%d,0,0), &quot;finalEnd&quot;: new Date(2017,4,5,1,%d,0,0), &quot;finalLocation&quot;: &quot;2SH&quot;, &quot;finalRoom&quot;: &quot;220&quot;}," calcext:value-type="string">
            <text:p>{"courseName": "CS", "courseNum": 594, "CRN": 33792, "classTime": "3:30 PM (TR)","finalStart": new Date(2017,4,5,%d,%d,0,0), "finalEnd": new Date(2017,4,5,1,%d,0,0), "finalLocation": "2SH", "finalRoom": "220"},</text:p>
          </table:table-cell>
        </table:table-row>
        <table:table-row table:style-name="ro1">
          <table:table-cell office:value-type="string" calcext:value-type="string">
            <text:p>CST 120 - 3987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236 - 3716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101 - 38285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408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494 - 3381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502 - 28680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SP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506 - 34270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SP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528 - 36226 - 3:45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D 535 - 1653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SP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 546 - 23878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D 554 - 16531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D 592 - 28851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D 594 - 39817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ES 101 - 3121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S 111 - 3134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S 285 - 31341 - 10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S 320 - 31343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S 484 - 36815 - 12:0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115 - 2349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210 - 1810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225 - 1811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265 - 1811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267 - 18118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10 - 18120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11 - 1812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17 - 1812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22 - 1813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0 - 1814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1 - 1814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2 - 1815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6 - 1815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47 - 1815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50 - 18158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66 - 1815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67 - 1816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96 - 18169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96 - 30715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397 - 29192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E 407 - 3834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07 - 1829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07 - 1909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2 - 1823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2 - 1918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8 - 3834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8 - 2792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18 - 2792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23 - 1919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23 - 1824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6 - 3834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6 - 1825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6 - 1920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7 - 3948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37 - 3948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2 - 18253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2 - 22782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8 - 264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8 - 2646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9 - 1825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49 - 2278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52 - 2792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52 - 2792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5 - 3834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5 - 1826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5 - 1921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6 - 2497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6 - 2497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8 - 1826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8 - 2278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9 - 1921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69 - 1826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91 - 38347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493 - 2919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E 517 - 38295 - 5:3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20 - 3005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30 - 18278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31 - 2148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41 - 20209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42 - 2647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50 - 279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67 - 18292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68 - 21535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 595 - 27061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N 111 - 3663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0 - 1678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0 - 3691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0 - 3691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1 - 1678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1 - 36926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121 - 2445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13 - 3520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15 - 3520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16 - 3851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20 - 3516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20 - 3516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21 - 2615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21 - 1681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270 - 1681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00 - 3516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00 - 3516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11 - 36668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23 - 3663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26 - 3663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28 - 3291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32 - 3779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33 - 3291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39 - 3894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44 - 3725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370 - 3803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450 - 2386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450 - 23867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10 - 38957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12 - 3292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15 - 3666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16 - 39003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20 - 19503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35 - 2786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551 - 35167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N 594 - 3709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00 - 3869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00 - 3798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35 - 3987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35 - 3039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52 - 32255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152 - 32256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00 - 1398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00 - 1398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05 - 3869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10 - 2435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222 - 3987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307 - 37078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330 - 23745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351 - 20087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351 - 38655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02 - 1400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17 - 37982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17 - 37983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21 - 14006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30 - 28413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432 - 1401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461 - 1402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471 - 37080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473 - 14025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502 - 3621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 503 - 1402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027" calcext:value-type="float">
            <text:p>2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504 - 3549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506 - 35468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104 - 3341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480 - 39859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48 - 36215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50 - 28227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53 - 3987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56 - 30415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65 - 39861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71 - 37085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S 586 - 36334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86 - 3633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89 - 3986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PS 592 - 40237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 420 - 28397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422 - 2939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450 - 34385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451 - 29388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552 - 28398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 594 - 39686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1 - 29113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2 - 27619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2 - 3529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2 - 27619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2 - 3529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3 - 37897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4 - 2978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5 - 20924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7 - 25569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09 - 24546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1 - 1458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3 - 1434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5 - 30509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7 - 2216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19 - 1458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20 - 30507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21 - 3318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23 - 35444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59 - 40094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160 - 26189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0 - 1437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0 - 1436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0 - 1983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0 - 2619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07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6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3228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5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7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9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4011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5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0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8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9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3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3229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688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4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688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9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3228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9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211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2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38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15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597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2211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161 - 1440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00 - 2746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00 - 2608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00 - 3529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02 - 2993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058" calcext:value-type="float">
            <text:p>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22 - 14495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22 - 3318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41 - 14497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42 - 14507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43 - 36680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43 - 37876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61 - 3802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95 - 3468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297 - 3978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302 - 36410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305 - 3316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324 - 2748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351 - 3069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28 - 39827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28 - 3982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29 - 3317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29 - 33170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62 - 2749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62 - 2749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86 - 1925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86 - 1925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0 - 29431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0 - 29430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1 - 14548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1 - 1926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1 - 1926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1 - 14547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2 - 14549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2 - 1926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3 - 2697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495 - 31965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499 - 14560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45 - 3907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547 - 3314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 570 - 35448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71 - 1457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72 - 14578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79 - 33136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L 581 - 3788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00 - 16548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00 - 36082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00 - 16547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11 - 40008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 111 - 39832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R 112 - 39838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 420 - 3437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 454 - 31300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 494 - 39889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 494 - 3971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 541 - 36884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210 - 3547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255 - 2974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256 - 3798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340 - 3957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13 - 34596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15 - 3242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16 - 3431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20 - 30777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20 - 28414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29 - 3713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29 - 37087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446 - 2398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66 - 14212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467 - 37127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03 - 1421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520 - 39877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21 - 3986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Y 522 - 25821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30 - 39884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60 - 3799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Y 594 - 3986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301 - 3600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01 - 3763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02 - 3711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02 - 3600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02 - 38695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10 - 4000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10 - 383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10 - 15574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11 - 36928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20 - 1557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20 - 1557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30 - 3937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30 - 3600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340 - 3600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2 - 3050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5 - 1558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6 - 1558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8 - 37125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18 - 37312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42 - 3600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49 - 36289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49 - 36010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55 - 3857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55 - 36009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79 - 3628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79 - 3628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3942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40189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494 - 36547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3942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39718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494 - 3971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00 - 36030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00 - 36150 - 1:00 P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10 - 15594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16 - 15597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20 - 37266 - 9:00 A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9:00 - 11:00 a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20 - 1559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39429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39430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38562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3712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 594 - 1560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1 - 2836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1 - 1561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1 - 1561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1 - 1560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2 - 1561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2 - 1561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2 - 1561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3 - 1562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3 - 1562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3 - 1562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4 - 1562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4 - 1562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4 - 1562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104 - 1562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01 - 2654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02 - 1563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31 - 1563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32 - 1563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298 - 3300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 302 - 2495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333 - 3926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01 - 1961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20 - 3926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20 - 3985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49 - 37227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49 - 3722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62 - 3300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62 - 3300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470 - 15642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510 - 2499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471 - 39465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473 - 17840 - 12:0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RL</text:p>
          </table:table-cell>
          <table:table-cell office:value-type="string" calcext:value-type="string">
            <text:p>101B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510 - 38235 - 10:00 A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0 - 39474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1 - 38257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1 - 38252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1 - 4004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512 - 39467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550 - 39801 - 4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593 - 3823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 594 - 39874 - 6:15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 100 - 17244 - 8:00 A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 161 - 38009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 207 - 3192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 469 - 33593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 469 - 33592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 482 - 17268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167" calcext:value-type="float">
            <text:p>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1 - 1590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1 - 2216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2 - 3138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2 - 1591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3 - 15912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4 - 15914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04 - 1591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120 - 2629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214 - 2766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219 - 1951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311 - 3117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01 - 2768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01 - 2766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49 - 23757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49 - 2375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87 - 2664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87 - 2632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494 - 30439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514 - 3043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515 - 3298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550 - 31394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KM 102 - 17585 - 9:00 A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104 - 35886 - 10:00 AM (MTW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105 - 3710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285 - 3781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296 - 3841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298 - 3413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 298 - 3413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109 - 3945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120 - 39128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123 - 38905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09 - 3979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19 - 3979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50 - 3913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72 - 39459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76 - 39461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279 - 39926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300 - 39136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494 - 3996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 494 - 39969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01 - 33413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01 - 15130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01 - 19433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02 - 15134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11 - 1514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17 - 2216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120 - 2664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02 - 3959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05 - 3993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24 - 30209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61 - 3802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75 - 3363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76 - 37834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92 - 2465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294 - 3483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304 - 3983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356 - 2846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390 - 1513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494 - 2699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494 - 26997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494 - 3641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WS 494 - 3641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WS 502 - 28371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 525 - 24902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0 - 32900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1 - 15358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1 - 15356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3 - 1537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4 - 15389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4 - 15390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09 - 30077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14 - 29128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37 - 3899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70 - 39001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199 - 3994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14 - 3292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17 - 2677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18 - 3588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19 - 3596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20 - 3665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23 - 3580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25 - 3112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34 - 305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37 - 3293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46 - 35179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48 - 3512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53 - 34105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55 - 26081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58 - 3790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62 - 34121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63 - 3018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66 - 32230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72 - 34123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76 - 32934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85 - 3862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88 - 1546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90 - 3334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92 - 2468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296 - 3848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300 - 1541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300 - 1541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320 - 1541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05 - 3627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18 - 1541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18 - 1928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20 - 19471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420 - 19470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435 - 3583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35 - 3584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40 - 36660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40 - 36659 - 3:3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54 - 3519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454 - 3519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475 - 15422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77 - 3657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77 - 3657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85 - 3802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85 - 38029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92 - 32971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492 - 32972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 503 - 24609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11 - 37940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51 - 2468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93 - 30123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93 - 30124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 594 - 30125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N 196 - 20662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28662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26284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3634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2628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1 - 31447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2 - 26286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3 - 2628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3 - 2866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4 - 3089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7 - 28669 - 3:3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27 - 3463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31 - 3998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31 - 3933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34 - 2867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40 - 2629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 142 - 38373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 101 - 367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 101 - 3680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 102 - 3681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 102 - 3681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200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145, 250, 2LCB B101, 2LCF F0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DS 201 - 3693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270 - 2968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12 - 3193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31 - 21806 - 3:2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31 - 3193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55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130, 230,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DS 371 - 16722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371 - 3193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1 - 16733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1 - 20266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3 - 38065 - 3:2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3 - 38064 - 3:2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6 - 16736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06 - 19278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10 - 1673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10 - 1928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10 - 39715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10 - 39935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54 - 3480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454 - 3480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462 - 3333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62 - 3329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2 - 2746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2 - 2747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5 - 1927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5 - 19275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6 - 2386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6 - 2386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9 - 3618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79 - 36283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494 - 3078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494 - 37296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495 - 1674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00 - 25517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07 - 37338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15 - 34516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17 - 21007 - 12:15 P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12:15 - 2:15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17 - 39795 - 3:3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18 - 29073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20 - 24828 - 9:00 A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9:00 - 11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21 - 16760 - 12:15 P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12:15 - 2:15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23 - 27471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29 - 30916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32 - 1676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32 - 39797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52 - 36936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60 - 3837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61 - 3727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 566 - 3806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67 - 3971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67 - 3971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70 - 36231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72 - 3806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72 - 3715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75 - 38069 - 9:00 A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9:00 - 11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8067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9713 - 3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806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626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079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4 - 32472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 595 - 27398 - 9:00 AM (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 201 - 1655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312 - 35720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342 - 29781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345 - 2321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380 - 1657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42 - 39404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46 - 1656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46 - 1926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63 - 1926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63 - 1656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66 - 3776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66 - 3776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72 - 16570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72 - 1953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499 - 38366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511 - 21798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567 - 33583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 594 - 39728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594 - 39825 - 9:00 AM (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 594 - 3490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 594 - 32489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 595 - 24441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 114 - 29129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130 - 34360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184 - 2845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221 - 2835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221 - 2835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301 - 2883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333 - 3451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 349 - 2844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 120 - 39886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J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202 - 38553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 101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, F006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TAL 102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, C006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TAL 103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TAL 104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ITAL 201 - 3849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 230 - 35410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 300 - 3407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 102 - 36762 - 2:00 PM (MTW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 102 - 17564 - 3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 104 - 24753 - 12:00 P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 104 - 17565 - 11:00 AM (MTW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101 - 2880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 243 - 3938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100 - 3968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136 - 34047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152 - 35741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E</text:p>
          </table:table-cell>
          <table:table-cell office:value-type="string" calcext:value-type="string">
            <text:p>E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00 - 38122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40 - 36986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43 - 2763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52 - 35725 - 8:00 A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D D002, 2LCD 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256 - 38137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256 - 3813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256 - 38139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256 - 38138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261 - 29842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31 - 27761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35 - 2776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45 - 27767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51 - 27770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352 - 27771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61 - 29857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72 - 2777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94 - 37014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394 - 3976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00 - 3808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02 - 35730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10 - 2786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35 - 3815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36 - 3573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36 - 4003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41 - 2787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48 - 3969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50 - 39762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PE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65 - 2987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72 - 2787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494 - 3350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505 - 3969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571 - 39706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 594 - 3580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 594 - 37021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 102 - 38292 - 1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 104 - 39241 - 3:00 PM (MTW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02 - 3780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04 - 3304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05 - 3142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09 - 24630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10 - 35761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27 - 2403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27 - 38508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127 - 3196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25 - 2893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39 - 2920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57 - 3942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58 - 3192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62 - 34199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66 - 32233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75 - 3693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76 - 37831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78 - 29939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83 - 39234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86 - 369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88 - 1518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90 - 3305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295 - 3444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391 - 3625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433 - 39237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433 - 39338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495 - 3625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LS 495 - 35755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LS 497 - 39953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497 - 39952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502 - 31441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S 504 - 31442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03 - 36947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03 - 38321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03 - 36946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11 - 31998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11 - 38118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111 - 38117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289 - 31949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289 - 1654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294 - 40011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 493 - 37703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 493 - 37702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 495 - 1892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 102 - 17555 - 10:00 AM (MTW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 102 - 32103 - 11:00 AM (MTW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 104 - 17556 - 12:00 P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SL 504 - 35006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SL 505 - 36583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SL 583 - 3469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201 - 3072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201 - 3072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270 - 3979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480 - 3720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480 - 3710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487 - 2664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487 - 2664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583 - 1413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586 - 14134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 593 - 35462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 102 - 34457 - 9:00 AM (MTW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 130 - 3854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C 501 - 39958 - 1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SC 512 - 29994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SC 540 - 26957 - 1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 088 - 398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090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10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250, 238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18 - 2506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21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D D002, 2LCD D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22 - 25666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22 - 16324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25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0, 250, 145, 2LCB B1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40 - 16329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41 - ALL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65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, F003, F006, 2LCC C006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70 - 3790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79 - 16364 - 12:0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79 - 16365 - 10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79 - 37651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80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B B101, 2LCD D002, 2LCD D004, 2LCE E1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81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C C004, 2LCD D002, 2LCD D004, 2LCD D005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182 - 16425 - 12:0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82 - 37234 - 10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182 - 37187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0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string" calcext:value-type="string">
            <text:p>145,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211 - 37236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1 - 37235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1 - 25661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5 - 3424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5 - 2829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5 - 3704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15 - 16452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20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130, 230, 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MATH 294 - 25662 - 12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294 - 25663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00 - 16464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1647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37841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1647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3388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0 - 37842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13 - 2297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20 - 3799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330 - 3502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14 - 1647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14 - 1932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17 - 1932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17 - 1647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30 - 3575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30 - 35753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45 - 3950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45 - 3951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81 - 1932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481 - 1648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07 - 3967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12 - 3785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14 - 3951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17 - 1648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18 - 3951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35 - 1943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48 - 3951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49 - 3951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53 - 3139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69 - 3967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69 - 3951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71 - 3951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76 - 35674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 580 - 3951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70 - 40035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25497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515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859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25651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2565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A 590 - 27123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8593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4890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3238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 590 - 27122 - 9:00 A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9:00 - 11:00 a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260 - 16578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275 - 1658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320 - 4012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263" calcext:value-type="float">
            <text:p>2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320 - 24851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63" calcext:value-type="float">
            <text:p>2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01 - 2066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01 - 2066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01 - 1660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01 - 1660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11 - 3992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411 - 3992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01 - 3824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41 - 3952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71 - 3423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73 - 3952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91 - 3952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 596 - 40049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 205 - 1579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B</text:p>
          </table:table-cell>
          <table:table-cell office:value-type="string" calcext:value-type="string">
            <text:p>B10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05 - 3812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10 - 15796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11 - 3807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11 - 2143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50 - 1580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50 - 3629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50 - 3505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50 - 38131 - 4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261 - 2429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 308 - 15806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08 - 3571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12 - 35719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20 - 1580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21 - 1581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25 - 1581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41 - 15819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41 - 36800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47 - 39388 - 1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47 - 40126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70 - 3317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380 - 1584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17 - 3190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17 - 3145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2 - 3650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2 - 36505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6 - 3145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6 - 3190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8 - 1933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28 - 1582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49 - 1920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49 - 2363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50 - 34696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50 - 3090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4 - 2938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4 - 29386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4 - 3234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4 - 3234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499 - 3836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01 - 39399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04 - 3940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11 - 19582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12 - 33278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22 - 31460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 525 - 40047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40 - 33282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41 - 22184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661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358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988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1584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RF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98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RF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4 - 38589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595 - 24438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MT 340 - 2292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40 - 35208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40 - 1402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50 - 14031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50 - 3333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350 - 3192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45 - 140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45 - 1950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47 - 2894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47 - 2894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52 - 2108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66 - 1404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80 - 3688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86 - 36957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95 - 1404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495 - 1404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541 - 2366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587 - 28478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589 - 33074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594 - 31293 - 1:00 PM (S)</text:p>
          </table:table-cell>
          <table:table-cell office:value-type="string" calcext:value-type="string">
            <text:p>Sat Apr 29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S 217 - 26777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360 - 1665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360 - 16652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52 - 1665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1 - 1665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2 - 2007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3 - 1665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5 - 1666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DH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65 - 2511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70 - 3696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DH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478 - 36887 - 2:3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TG 500 - 16668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518 - 29074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565 - 2295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G 571 - 31297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02 - 3529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02 - 2764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02 - 3529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02 - 27647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121 - 33183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200 - 2244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270 - 3638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 278 - 38569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01 - 19329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01 - 17592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11 - 17594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11 - 19331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35 - 4008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35 - 4008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39 - 17598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HT 465 - 4016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HT 465 - 38199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66 - 3792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O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90 - 38000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T 491 - 39853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4009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30642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1746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28839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2043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0 - 3831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2 - 1746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H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4 - 1746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04 - 3831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07 - 3657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3970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2706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2043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17464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07 - 3723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0 - 17465 - 2:00 P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14 - 3720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4 - 3976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4 - 3720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4 - 3189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4 - 2415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6 - 4000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7 - 4002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8 - 3717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8 - 3718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18 - 3843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27 - 2402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27 - 3189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27 - 3734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50 - 3830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1 - 36486 - 6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1 - 17467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1 - 17467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2 - 38539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3 - 17469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154 - 1747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5 - 3721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6 - 17472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7 - 2692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9 - 3831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9 - 17474 - 12:00 PM (M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9 - 3394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59 - 17474 - 12:00 PM (M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71 - 17475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71 - 38510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171 - 38509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02 - 3459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02 - 1751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04 - 3460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04 - 1751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22 - 3189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23 - 3963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27 - 3343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31 - 39633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32 - 3831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71 - 38579 - 10:00 A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71 - 17518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290 - 39664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299 - 3867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301 - 1752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303 - 3460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307 - 3976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 311 - 3460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S 106 - 3466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S 483 - 2661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100 - 3981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210 - 3963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211 - 36362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230 - 36904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305 - 3775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309 - 3775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01 - 39638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03 - 40005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03 - 39640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68 - 40006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68 - 39657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90 - 37720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494 - 36373 - 9:3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494 - 36373 - 9:3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04 - 26811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05 - 39642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05 - 3964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06 - 3964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506 - 38215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26 - 39651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527 - 39661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531 - 3965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533 - 3965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41 - 39659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50 - 39654 - 6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H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53 - 38219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62 - 3966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3" calcext:value-type="float">
            <text:p>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71 - 39658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590 - 23325 - 6:00 PM (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0 - 27209 - 5:3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1 - 35766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2 - 26074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2 - 34433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07 - 33309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15 - 2871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16 - 39266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116 - 34422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02 - 25435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04 - 28708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10 - 15705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27 - 33316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230 - 28701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422 - 33393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422 - 33318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423 - 36820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423 - 36821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485 - 2662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505 - 2919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530 - 39267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532 - 34432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540 - 35780 - 3:00 PM (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590 - 29196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0 - 3905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0 - 3905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0 - 3905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4 - 16951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5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1, 2LCD D001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PHYS 106 - 27222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6 - 24195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21334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21331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21332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27220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19555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6 - 19554 - 8:00 A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07 - ALL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PHYS 108 - 23891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19559 - 8:00 AM (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3892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3894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2521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2451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3893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19561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2453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3895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08 - 22455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12 - 1699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141 - ALL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250, 23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PHYS 142 - ALL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d Section Final</text:p>
          </table:table-cell>
          <table:table-cell/>
        </table:table-row>
        <table:table-row table:style-name="ro1">
          <table:table-cell office:value-type="string" calcext:value-type="string">
            <text:p>PHYS 144 - 17026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145 - 31062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215 - 17028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S</text:p>
          </table:table-cell>
          <table:table-cell office:value-type="string" calcext:value-type="string">
            <text:p>20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240 - 3905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241 - 39057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245 - 1703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402 - 1704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412 - 1704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441 - 17048 - 10:00 AM (M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450 - 1964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02 - 1705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02 - 17055 - 3:30 P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EL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12 - 1705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EL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32 - 2456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52 - 3106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61 - 39060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 594 - 17059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 595 - 1706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 102 - 1805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104 - 3548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104 - 1806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120 - 3228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130 - 31373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202 - 3433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234 - 3060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 321 - 3677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101 - 16191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101 - 36854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112 - 3598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184 - 1620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00 - 24446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01 - 2020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02 - 16207 - 6:15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15 - 8:15 pm</text:p>
          </table:table-cell>
          <table:table-cell office:value-type="string" calcext:value-type="string">
            <text:p>2BSB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09 - 39433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10 - 3685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28 - 2791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32 - 3567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43 - 3938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46 - 35182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58 - 35679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75 - 3363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81 - 3343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91 - 3567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296 - 3848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00 - 3568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01 - 16220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49 - 16224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56 - 2445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58 - 3110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389 - 16225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 399 - 35689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 465 - 34587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465 - 34586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05 - 34372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49 - 39383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51 - 36858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58 - 35685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59 - 34373 - 3:3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 569 - 34640 - 6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BSB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 570 - 36859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 579 - 35688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 201 - 39976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40 - 3786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100 - 32895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100 - 21026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100 - 1463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10 - 1464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10 - 1464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31 - 2622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9457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14661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14660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8015 - 11:00 AM (M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9455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4006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5518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42 - 36843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62 - 1466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70 - 26077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270 - 2622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03 - 20421 - 4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13 - 36428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13 - 32224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13 - 27519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20 - 1467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21 - 35523 - 10:00 A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21 - 27520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24 - 38949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31 - 27522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33 - 37194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33 - 34615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0 - 14680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2752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2752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2752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3312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43 - 3313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52 - 2093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53 - 2753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53 - 35528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53 - 38953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63 - 27536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63 - 35530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66 - 3575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67 - 38021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EL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81 - 14705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81 - 3364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81 - 2726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382 - 32704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85 - 34404 - 9:00 A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85 - 34402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85 - 34401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386 - 2914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23 - 2398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429 - 37134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29 - 37135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43 - 27540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57 - 3685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83 - 25197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485 - 2525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4289" calcext:value-type="float">
            <text:p>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07 - 20408 - 11:00 AM (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08 - 35799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12 - 33725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19 - 14713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25 - 40090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33 - 38954 - 9:0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39 - 14715 - 11:00 AM (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45 - 14716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CH 548 - 34762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58 - 24084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59 - 14719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65 - 39912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69 - 14721 - 11:00 AM (W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79 - 14727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82 - 14731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83 - 14732 - 2:0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84 - 20410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CH 599 - 1355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 502 - 33116 - 9:00 A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HSB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71 - 39939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 581 - 26457 - 3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HSB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83 - 26459 - 3:0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HSB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91 - 39993 - 4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HSB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91 - 39989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HSB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92 - 39995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HSB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595 - 30536 - 12:0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H 301 - 38166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H 301 - 38165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H 340 - 39647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H 340 - 3441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H 390 - 39946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101 - 3987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115 - 30513 - 9:00 A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120 - 39908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121 - 3856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S 230 - 3988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02 - 1766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02 - 1766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04 - 1767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30 - 3925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150 - 2371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202 - 3465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247 - 34337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412 - 34339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412 - 3434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440 - 3959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 440 - 39594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 301 - 39595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V 460 - 39933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V 460 - 39934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 100 - 16134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16136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26080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26714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4011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34579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3927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39785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05 - 37679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120 - 39130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01 - 21315 - 8:00 A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12 - 29684 - 8:00 A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15 - 3012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24 - 29685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25 - 27602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26 - 37835 - 9:30 A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31 - 33391 - 12:00 PM (M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44 - 28547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45 - 3427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51 - 28548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58 - 34698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265 - 3688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300 - 27106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385 - 3801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02 - 16151 - 10:00 A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26 - 2672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26 - 26721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26 - 38413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26 - 3841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33 - 39925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33 - 39924 - 3:3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0 - 3717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0 - 3688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5 - 39671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5 - 3967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7 - 2881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47 - 2855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65 - 34274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65 - 34585 - 2:00 P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490 - 26755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01 - 25010 - 2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24 - 31381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87 - 30132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93 - 36236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 595 - 34317 - 11:00 AM (M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11 - 15503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15505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35449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15508 - 5:3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15506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36789 - 8:00 AM (M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11 - 15507 - 5:3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20 - 15509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20 - 36790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20 - 35196 - 1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20 - 15510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20 - 15511 - 1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31 - 15512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36792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35782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15515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15519 - 5:3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5:30 - 8:30 pm</text:p>
          </table:table-cell>
          <table:table-cell office:value-type="string" calcext:value-type="string">
            <text:p>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31 - 15516 - 5:3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431 - 15513 - 8:00 A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60 - 15520 - 5:3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460 - 15522 - 5:3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09 - 28797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11 - 37031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17 - 15524 - 5:3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0 - 24567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20 - 31422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1 - 37910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2 - 15526 - 5:3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23 - 31428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5 - 24583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7 - 39942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27 - 39597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27 - 35985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39 - 15531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40 - 39601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63 - 15539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3 - 15538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3 - 15537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5 - 15542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5 - 37912 - 1:0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65 - 15543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5 - 33333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65 - 15541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65 - 15544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65 - 15545 - 1:00 PM (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78 - 39599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3 - 15553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3 - 24569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87 - 33332 - 8:00 A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7 - 15556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7 - 36796 - 5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7 - 15557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9 - 15559 - 5:3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89 - 15558 - 8:00 A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W 591 - 37913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W 594 - 15563 - 4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101 - 35437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584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9418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972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430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1 - 26547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15237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855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9446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855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654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7187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8560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499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6548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3761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973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584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28557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2 - 3319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79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8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4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5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4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5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4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427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968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81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60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7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82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567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2338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3 - 15258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6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2940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27188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2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5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2940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3077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33202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6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3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34660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68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77 - 5:00 P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04 - 1528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3 - 15288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3 - 37865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3 - 2856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3 - 15289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15291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37623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15290 - 8:00 A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2719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37681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114 - 2723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2 - 29405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S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2 - 31408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2 - 28334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2 - 30826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3 - 2833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4 - 3854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4 - 28337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06 - 34184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10 - 30427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10 - 39282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10 - 15299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12 - 34185 - 12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31 - 28346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78 - 30203 - 11:00 AM (T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295 - 34684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03 - 28347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H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03 - 2376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20 - 23777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21 - 2975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61 - 29738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64 - 30428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75 - 39782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76 - 31414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380 - 37220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403 - 31421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03 - 31415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06 - 39805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06 - 3958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BSB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22 - 28359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22 - 28360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34 - 36806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434 - 36807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449 - 19669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49 - 19670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51 - 15321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87 - 26649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87 - 26648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94 - 29743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494 - 29744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505 - 29767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G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535 - 33125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 557 - 36808 - 3:00 PM (M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BSB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594 - 31427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LH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48 - 39865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61 - 1512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462 - 15110 - 5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63 - 1511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66 - 15123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467 - 37091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473 - 15126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08 - 25643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63 - 39868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70 - 39223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72 - 20003 - 2:30 P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573 - 39866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573 - 39883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576 - 39228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76 - 39231 - 5:00 PM (T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ETMSW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D 578 - 15119 - 5:00 PM (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D 592 - 37241 - 5:00 PM (M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 101 - 3932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LCD</text:p>
          </table:table-cell>
          <table:table-cell office:value-type="string" calcext:value-type="string">
            <text:p>D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101 - 2487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101 - 32718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130 - 30635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C</text:p>
          </table:table-cell>
          <table:table-cell office:value-type="string" calcext:value-type="string">
            <text:p>C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61 - 39336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1 - 37625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1 - 2941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H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1 - 33049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1 - 38515 - 3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2 - 37098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382 - 37098 - 2:00 PM (M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SEL</text:p>
          </table:table-cell>
          <table:table-cell office:value-type="float" office:value="2058" calcext:value-type="float">
            <text:p>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01 - 27300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01 - 27301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11 - 1808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11 - 19360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51 - 37112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51 - 37113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61 - 37891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61 - 37890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81 - 19363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81 - 1808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94 - 39333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494 - 39335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511 - 3122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522 - 39531 - 2:00 PM (MWF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536 - 3953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T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 591 - 36872 - 12:00 P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TH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R 101 - 39480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R 105 - 37212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22 - 39551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45 - 39484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51 - 20406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55 - 39483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162 - 39764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12 - 39553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17 - 3949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22 - 39552 - 11:00 AM (MWF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30 - 38254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41 - 39495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50 - 39547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258 - 38263 - 9:0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R 264 - 39549 - 9:00 AM (MWF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12 - 39554 - 9:0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22 - 39766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33 - 39499 - 11:00 AM (TR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0:30 - 12:3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62 - 39724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385 - 3833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422 - 39765 - 1:00 PM (MWF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1:00 - 3:00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TR 431 - 39501 - 1:00 PM (TR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ETMSW</text:p>
          </table:table-cell>
          <table:table-cell office:value-type="string" calcext:value-type="string">
            <text:p>L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03 - 17204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03 - 19365 - 3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0 - 32372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0 - 32371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SCE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1 - 33591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1 - 39806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461 - 33590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1 - 39807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461 - 39830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1 - 39831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2 - 37602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62 - 30845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462 - 37603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93 - 39534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493 - 39535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A</text:p>
          </table:table-cell>
          <table:table-cell office:value-type="string" calcext:value-type="string">
            <text:p>A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0 - 17205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1 - 1720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2 - 17207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5 - 26489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BSB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6 - 26492 - 12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506 - 36898 - 3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6 - 26491 - 12:30 PM (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506 - 26490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3" calcext:value-type="float">
            <text:p>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06 - 28692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03" calcext:value-type="float">
            <text:p>2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20 - 39537 - 12:00 PM (M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30 - 34817 - 9:30 AM (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35 - 25732 - 3:00 PM (W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8:00 - 10:00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 541 - 17218 - 12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8:00 - 10:00 a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53 - 17223 - 6:30 PM (T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57 - 30486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61 - 30614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AEH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65 - 39540 - 6:00 PM (W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70 - 39542 - 6:3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6:30 - 8:30 pm</text:p>
          </table:table-cell>
          <table:table-cell office:value-type="string" calcext:value-type="string">
            <text:p>2LH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 572 - 39543 - 6:00 PM (M)</text:p>
          </table:table-cell>
          <table:table-cell office:value-type="string" calcext:value-type="string">
            <text:p>Mon May 1</text:p>
          </table:table-cell>
          <table:table-cell office:value-type="string" calcext:value-type="string">
            <text:p>6:00 - 8:00 pm</text:p>
          </table:table-cell>
          <table:table-cell office:value-type="string" calcext:value-type="string">
            <text:p>2LH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01 - 38167 - 3:30 PM (T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LCF</text:p>
          </table:table-cell>
          <table:table-cell office:value-type="string" calcext:value-type="string">
            <text:p>F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30 - 38169 - 10:00 AM (MWF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L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02 - 38170 - 2:00 PM (T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H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30 - 39519 - 5:00 PM (MW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SH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06 - 39520 - 2:00 P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BSB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08 - 39521 - 9:30 AM (TR)</text:p>
          </table:table-cell>
          <table:table-cell office:value-type="string" calcext:value-type="string">
            <text:p>Wed May 3</text:p>
          </table:table-cell>
          <table:table-cell office:value-type="string" calcext:value-type="string">
            <text:p>10:30 - 12:30 pm</text:p>
          </table:table-cell>
          <table:table-cell office:value-type="string" calcext:value-type="string">
            <text:p>2BSB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61 - 39522 - 3:30 PM (TR)</text:p>
          </table:table-cell>
          <table:table-cell office:value-type="string" calcext:value-type="string">
            <text:p>Fri May 5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62 - 39528 - 5:00 PM (T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EH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390 - 39943 - 4:00 PM (R)</text:p>
          </table:table-cell>
          <table:table-cell office:value-type="string" calcext:value-type="string">
            <text:p>Thu May 4</text:p>
          </table:table-cell>
          <table:table-cell office:value-type="string" calcext:value-type="string">
            <text:p>1:00 - 3:00 pm</text:p>
          </table:table-cell>
          <table:table-cell office:value-type="string" calcext:value-type="string">
            <text:p>2AEH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495 - 39529 - 4:00 PM (W)</text:p>
          </table:table-cell>
          <table:table-cell office:value-type="string" calcext:value-type="string">
            <text:p>Tue May 2</text:p>
          </table:table-cell>
          <table:table-cell office:value-type="string" calcext:value-type="string">
            <text:p>3:30 - 5:30 pm</text:p>
          </table:table-cell>
          <table:table-cell office:value-type="string" calcext:value-type="string">
            <text:p>2AEH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22:34:09.248394019</dc:date>
    <meta:editing-duration>PT5H26M48S</meta:editing-duration>
    <meta:editing-cycles>3</meta:editing-cycles>
    <meta:generator>LibreOffice/5.3.0.3$Linux_X86_64 LibreOffice_project/30m0$Build-3</meta:generator>
    <meta:document-statistic meta:table-count="1" meta:cell-count="10404" meta:object-count="0"/>
  </office:meta>
</office:document-meta>
</file>